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4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8752" calcext:value-type="float">
            <text:p><text:s text:c="3"/>208,752</text:p>
          </table:table-cell>
          <table:table-cell table:style-name="ce35" office:value-type="float" office:value="189418" calcext:value-type="float">
            <text:p><text:s text:c="3"/>189,418</text:p>
          </table:table-cell>
          <table:table-cell table:style-name="ce35" office:value-type="float" office:value="6266" calcext:value-type="float">
            <text:p><text:s text:c="3"/>6,266</text:p>
          </table:table-cell>
          <table:table-cell table:style-name="ce35" office:value-type="float" office:value="5170" calcext:value-type="float">
            <text:p><text:s text:c="3"/>5,170</text:p>
          </table:table-cell>
          <table:table-cell table:style-name="ce35" office:value-type="float" office:value="1096" calcext:value-type="float">
            <text:p><text:s text:c="3"/>1,096</text:p>
          </table:table-cell>
          <table:table-cell table:style-name="ce35" office:value-type="float" office:value="13068" calcext:value-type="float">
            <text:p><text:s text:c="3"/>13,068</text:p>
          </table:table-cell>
          <table:table-cell table:style-name="ce35" office:value-type="float" office:value="9596" calcext:value-type="float">
            <text:p><text:s text:c="3"/>9,596</text:p>
          </table:table-cell>
          <table:table-cell table:style-name="ce35" office:value-type="float" office:value="3472" calcext:value-type="float">
            <text:p><text:s text:c="3"/>3,472</text:p>
          </table:table-cell>
          <table:table-cell table:style-name="ce35" office:value-type="float" office:value="202142" calcext:value-type="float">
            <text:p><text:s text:c="3"/>202,142</text:p>
          </table:table-cell>
          <table:table-cell table:style-name="ce35" office:value-type="float" office:value="183404" calcext:value-type="float">
            <text:p><text:s text:c="3"/>183,404</text:p>
          </table:table-cell>
          <table:table-cell table:style-name="ce35" office:value-type="float" office:value="6009" calcext:value-type="float">
            <text:p><text:s text:c="3"/>6,009</text:p>
          </table:table-cell>
          <table:table-cell table:style-name="ce35" office:value-type="float" office:value="5008" calcext:value-type="float">
            <text:p><text:s text:c="3"/>5,008</text:p>
          </table:table-cell>
          <table:table-cell table:style-name="ce35" office:value-type="float" office:value="1001" calcext:value-type="float">
            <text:p><text:s text:c="3"/>1,001</text:p>
          </table:table-cell>
          <table:table-cell table:style-name="ce35" office:value-type="float" office:value="12729" calcext:value-type="float">
            <text:p><text:s text:c="3"/>12,729</text:p>
          </table:table-cell>
          <table:table-cell table:style-name="ce35" office:value-type="float" office:value="9383" calcext:value-type="float">
            <text:p><text:s text:c="3"/>9,383</text:p>
          </table:table-cell>
          <table:table-cell table:style-name="ce35" office:value-type="float" office:value="3346" calcext:value-type="float">
            <text:p><text:s text:c="3"/>3,346</text:p>
          </table:table-cell>
          <table:table-cell table:style-name="ce35" office:value-type="float" office:value="6610" calcext:value-type="float">
            <text:p><text:s text:c="3"/>6,610</text:p>
          </table:table-cell>
          <table:table-cell table:style-name="ce35" office:value-type="float" office:value="6014" calcext:value-type="float">
            <text:p><text:s text:c="3"/>6,014</text:p>
          </table:table-cell>
          <table:table-cell table:style-name="ce35" office:value-type="float" office:value="257" calcext:value-type="float">
            <text:p><text:s text:c="3"/>257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339" calcext:value-type="float">
            <text:p><text:s text:c="3"/>339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69" office:value-type="float" office:value="126" calcext:value-type="float">
            <text:p><text:s text:c="3"/>126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3157" calcext:value-type="float">
            <text:p><text:s text:c="3"/>103,157</text:p>
          </table:table-cell>
          <table:table-cell table:style-name="ce36" office:value-type="float" office:value="97294" calcext:value-type="float">
            <text:p><text:s text:c="3"/>97,294</text:p>
          </table:table-cell>
          <table:table-cell table:style-name="ce36" office:value-type="float" office:value="1789" calcext:value-type="float">
            <text:p><text:s text:c="3"/>1,789</text:p>
          </table:table-cell>
          <table:table-cell table:style-name="ce36" office:value-type="float" office:value="1291" calcext:value-type="float">
            <text:p><text:s text:c="3"/>1,291</text:p>
          </table:table-cell>
          <table:table-cell table:style-name="ce36" office:value-type="float" office:value="498" calcext:value-type="float">
            <text:p><text:s text:c="3"/>498</text:p>
          </table:table-cell>
          <table:table-cell table:style-name="ce36" office:value-type="float" office:value="4074" calcext:value-type="float">
            <text:p><text:s text:c="3"/>4,074</text:p>
          </table:table-cell>
          <table:table-cell table:style-name="ce36" office:value-type="float" office:value="1506" calcext:value-type="float">
            <text:p><text:s text:c="3"/>1,506</text:p>
          </table:table-cell>
          <table:table-cell table:style-name="ce36" office:value-type="float" office:value="2568" calcext:value-type="float">
            <text:p><text:s text:c="3"/>2,568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95471" calcext:value-type="float">
            <text:p><text:s text:c="3"/>95,471</text:p>
          </table:table-cell>
          <table:table-cell table:style-name="ce36" office:value-type="float" office:value="1687" calcext:value-type="float">
            <text:p><text:s text:c="3"/>1,687</text:p>
          </table:table-cell>
          <table:table-cell table:style-name="ce36" office:value-type="float" office:value="1240" calcext:value-type="float">
            <text:p><text:s text:c="3"/>1,240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3913" calcext:value-type="float">
            <text:p><text:s text:c="3"/>3,913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2476" calcext:value-type="float">
            <text:p><text:s text:c="3"/>2,476</text:p>
          </table:table-cell>
          <table:table-cell table:style-name="ce36" office:value-type="float" office:value="2086" calcext:value-type="float">
            <text:p><text:s text:c="3"/>2,086</text:p>
          </table:table-cell>
          <table:table-cell table:style-name="ce36" office:value-type="float" office:value="1823" calcext:value-type="float">
            <text:p><text:s text:c="3"/>1,823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number-columns-repeated="2" table:style-name="ce36" office:value-type="float" office:value="51" calcext:value-type="float">
            <text:p><text:s text:c="3"/>51</text:p>
          </table:table-cell>
          <table:table-cell table:style-name="ce36" office:value-type="float" office:value="161" calcext:value-type="float">
            <text:p><text:s text:c="3"/>161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5595" calcext:value-type="float">
            <text:p><text:s text:c="3"/>105,595</text:p>
          </table:table-cell>
          <table:table-cell table:style-name="ce36" office:value-type="float" office:value="92124" calcext:value-type="float">
            <text:p><text:s text:c="3"/>92,124</text:p>
          </table:table-cell>
          <table:table-cell table:style-name="ce36" office:value-type="float" office:value="4477" calcext:value-type="float">
            <text:p><text:s text:c="3"/>4,477</text:p>
          </table:table-cell>
          <table:table-cell table:style-name="ce36" office:value-type="float" office:value="3879" calcext:value-type="float">
            <text:p><text:s text:c="3"/>3,879</text:p>
          </table:table-cell>
          <table:table-cell table:style-name="ce36" office:value-type="float" office:value="598" calcext:value-type="float">
            <text:p><text:s text:c="3"/>598</text:p>
          </table:table-cell>
          <table:table-cell table:style-name="ce36" office:value-type="float" office:value="8994" calcext:value-type="float">
            <text:p><text:s text:c="3"/>8,994</text:p>
          </table:table-cell>
          <table:table-cell table:style-name="ce36" office:value-type="float" office:value="8090" calcext:value-type="float">
            <text:p><text:s text:c="3"/>8,090</text:p>
          </table:table-cell>
          <table:table-cell table:style-name="ce36" office:value-type="float" office:value="904" calcext:value-type="float">
            <text:p><text:s text:c="3"/>904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87933" calcext:value-type="float">
            <text:p><text:s text:c="3"/>87,933</text:p>
          </table:table-cell>
          <table:table-cell table:style-name="ce36" office:value-type="float" office:value="4322" calcext:value-type="float">
            <text:p><text:s text:c="3"/>4,322</text:p>
          </table:table-cell>
          <table:table-cell table:style-name="ce36" office:value-type="float" office:value="3768" calcext:value-type="float">
            <text:p><text:s text:c="3"/>3,768</text:p>
          </table:table-cell>
          <table:table-cell table:style-name="ce36" office:value-type="float" office:value="554" calcext:value-type="float">
            <text:p><text:s text:c="3"/>554</text:p>
          </table:table-cell>
          <table:table-cell table:style-name="ce36" office:value-type="float" office:value="8816" calcext:value-type="float">
            <text:p><text:s text:c="3"/>8,816</text:p>
          </table:table-cell>
          <table:table-cell table:style-name="ce36" office:value-type="float" office:value="7946" calcext:value-type="float">
            <text:p><text:s text:c="3"/>7,946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4524" calcext:value-type="float">
            <text:p><text:s text:c="3"/>4,524</text:p>
          </table:table-cell>
          <table:table-cell table:style-name="ce36" office:value-type="float" office:value="4191" calcext:value-type="float">
            <text:p><text:s text:c="3"/>4,191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516" calcext:value-type="float">
            <text:p><text:s text:c="3"/>51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style-name="ce38" office:value-type="float" office:value="4926" calcext:value-type="float">
            <text:p><text:s text:c="3"/>4,92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4656" calcext:value-type="float">
            <text:p><text:s text:c="3"/>4,65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441" calcext:value-type="float">
            <text:p><text:s text:c="3"/>441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426" calcext:value-type="float">
            <text:p><text:s text:c="3"/>42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70" calcext:value-type="float">
            <text:p><text:s text:c="3"/>21,470</text:p>
          </table:table-cell>
          <table:table-cell table:style-name="ce37" office:value-type="float" office:value="19733" calcext:value-type="float">
            <text:p><text:s text:c="3"/>19,733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20856" calcext:value-type="float">
            <text:p><text:s text:c="3"/>20,856</text:p>
          </table:table-cell>
          <table:table-cell table:style-name="ce37" office:value-type="float" office:value="19178" calcext:value-type="float">
            <text:p><text:s text:c="3"/>19,178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36" calcext:value-type="float">
            <text:p><text:s text:c="3"/>436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32" calcext:value-type="float">
            <text:p><text:s text:c="3"/>1,132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46" calcext:value-type="float">
            <text:p><text:s text:c="3"/>10,646</text:p>
          </table:table-cell>
          <table:table-cell table:style-name="ce38" office:value-type="float" office:value="10077" calcext:value-type="float">
            <text:p><text:s text:c="3"/>10,077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888" calcext:value-type="float">
            <text:p><text:s text:c="3"/>9,888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24" calcext:value-type="float">
            <text:p><text:s text:c="3"/>10,824</text:p>
          </table:table-cell>
          <table:table-cell table:style-name="ce38" office:value-type="float" office:value="9656" calcext:value-type="float">
            <text:p><text:s text:c="3"/>9,656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290" calcext:value-type="float">
            <text:p><text:s text:c="3"/>9,290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754" calcext:value-type="float">
            <text:p><text:s text:c="3"/>754</text:p>
          </table:table-cell>
          <table:table-cell table:style-name="ce38" office:value-type="float" office:value="681" calcext:value-type="float">
            <text:p><text:s text:c="3"/>68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172" calcext:value-type="float">
            <text:p><text:s text:c="3"/>17,172</text:p>
          </table:table-cell>
          <table:table-cell table:style-name="ce37" office:value-type="float" office:value="15720" calcext:value-type="float">
            <text:p><text:s text:c="3"/>15,720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38" calcext:value-type="float">
            <text:p><text:s text:c="3"/>1,038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654" calcext:value-type="float">
            <text:p><text:s text:c="3"/>16,654</text:p>
          </table:table-cell>
          <table:table-cell table:style-name="ce37" office:value-type="float" office:value="15250" calcext:value-type="float">
            <text:p><text:s text:c="3"/>15,25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18" calcext:value-type="float">
            <text:p><text:s text:c="3"/>518</text:p>
          </table:table-cell>
          <table:table-cell table:style-name="ce37" office:value-type="float" office:value="470" calcext:value-type="float">
            <text:p><text:s text:c="3"/>47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499" calcext:value-type="float">
            <text:p><text:s text:c="3"/>8,499</text:p>
          </table:table-cell>
          <table:table-cell table:style-name="ce38" office:value-type="float" office:value="8048" calcext:value-type="float">
            <text:p><text:s text:c="3"/>8,048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898" calcext:value-type="float">
            <text:p><text:s text:c="3"/>7,898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673" calcext:value-type="float">
            <text:p><text:s text:c="3"/>8,673</text:p>
          </table:table-cell>
          <table:table-cell table:style-name="ce38" office:value-type="float" office:value="7672" calcext:value-type="float">
            <text:p><text:s text:c="3"/>7,672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706" calcext:value-type="float">
            <text:p><text:s text:c="3"/>706</text:p>
          </table:table-cell>
          <table:table-cell table:style-name="ce38" office:value-type="float" office:value="632" calcext:value-type="float">
            <text:p><text:s text:c="3"/>6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352" calcext:value-type="float">
            <text:p><text:s text:c="3"/>7,352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87" calcext:value-type="float">
            <text:p><text:s text:c="3"/>687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632" calcext:value-type="float">
            <text:p><text:s text:c="3"/>21,632</text:p>
          </table:table-cell>
          <table:table-cell table:style-name="ce37" office:value-type="float" office:value="19924" calcext:value-type="float">
            <text:p><text:s text:c="3"/>19,92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84" calcext:value-type="float">
            <text:p><text:s text:c="3"/>1,184</text:p>
          </table:table-cell>
          <table:table-cell table:style-name="ce37" office:value-type="float" office:value="825" calcext:value-type="float">
            <text:p><text:s text:c="3"/>825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0912" calcext:value-type="float">
            <text:p><text:s text:c="3"/>20,912</text:p>
          </table:table-cell>
          <table:table-cell table:style-name="ce37" office:value-type="float" office:value="19271" calcext:value-type="float">
            <text:p><text:s text:c="3"/>19,271</text:p>
          </table:table-cell>
          <table:table-cell table:style-name="ce37" office:value-type="float" office:value="490" calcext:value-type="float">
            <text:p><text:s text:c="3"/>49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51" calcext:value-type="float">
            <text:p><text:s text:c="3"/>1,151</text:p>
          </table:table-cell>
          <table:table-cell table:style-name="ce37" office:value-type="float" office:value="802" calcext:value-type="float">
            <text:p><text:s text:c="3"/>80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720" calcext:value-type="float">
            <text:p><text:s text:c="3"/>720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58" calcext:value-type="float">
            <text:p><text:s text:c="3"/>10,658</text:p>
          </table:table-cell>
          <table:table-cell table:style-name="ce38" office:value-type="float" office:value="10105" calcext:value-type="float">
            <text:p><text:s text:c="3"/>10,105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927" calcext:value-type="float">
            <text:p><text:s text:c="3"/>9,92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5" calcext:value-type="float">
            <text:p><text:s text:c="3"/>38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74" calcext:value-type="float">
            <text:p><text:s text:c="3"/>10,974</text:p>
          </table:table-cell>
          <table:table-cell table:style-name="ce38" office:value-type="float" office:value="9819" calcext:value-type="float">
            <text:p><text:s text:c="3"/>9,81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344" calcext:value-type="float">
            <text:p><text:s text:c="3"/>9,3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5年</text:p>
            <text:p>截至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1912" calcext:value-type="float">
            <text:p><text:s text:c="3"/>31,912</text:p>
          </table:table-cell>
          <table:table-cell table:style-name="ce35" office:value-type="float" office:value="29041" calcext:value-type="float">
            <text:p><text:s text:c="3"/>29,041</text:p>
          </table:table-cell>
          <table:table-cell table:style-name="ce35" office:value-type="float" office:value="1003" calcext:value-type="float">
            <text:p><text:s text:c="3"/>1,003</text:p>
          </table:table-cell>
          <table:table-cell table:style-name="ce35" office:value-type="float" office:value="862" calcext:value-type="float">
            <text:p><text:s text:c="3"/>862</text:p>
          </table:table-cell>
          <table:table-cell table:style-name="ce35" office:value-type="float" office:value="141" calcext:value-type="float">
            <text:p><text:s text:c="3"/>141</text:p>
          </table:table-cell>
          <table:table-cell table:style-name="ce35" office:value-type="float" office:value="1868" calcext:value-type="float">
            <text:p><text:s text:c="3"/>1,868</text:p>
          </table:table-cell>
          <table:table-cell table:style-name="ce35" office:value-type="float" office:value="1282" calcext:value-type="float">
            <text:p><text:s text:c="3"/>1,282</text:p>
          </table:table-cell>
          <table:table-cell table:style-name="ce35" office:value-type="float" office:value="586" calcext:value-type="float">
            <text:p><text:s text:c="3"/>586</text:p>
          </table:table-cell>
          <table:table-cell table:style-name="ce35" office:value-type="float" office:value="31032" calcext:value-type="float">
            <text:p><text:s text:c="3"/>31,032</text:p>
          </table:table-cell>
          <table:table-cell table:style-name="ce35" office:value-type="float" office:value="28246" calcext:value-type="float">
            <text:p><text:s text:c="3"/>28,246</text:p>
          </table:table-cell>
          <table:table-cell table:style-name="ce35" office:value-type="float" office:value="971" calcext:value-type="float">
            <text:p><text:s text:c="3"/>971</text:p>
          </table:table-cell>
          <table:table-cell table:style-name="ce35" office:value-type="float" office:value="838" calcext:value-type="float">
            <text:p><text:s text:c="3"/>838</text:p>
          </table:table-cell>
          <table:table-cell table:style-name="ce35" office:value-type="float" office:value="133" calcext:value-type="float">
            <text:p><text:s text:c="3"/>133</text:p>
          </table:table-cell>
          <table:table-cell table:style-name="ce35" office:value-type="float" office:value="1815" calcext:value-type="float">
            <text:p><text:s text:c="3"/>1,815</text:p>
          </table:table-cell>
          <table:table-cell table:style-name="ce35" office:value-type="float" office:value="1253" calcext:value-type="float">
            <text:p><text:s text:c="3"/>1,253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880" calcext:value-type="float">
            <text:p><text:s text:c="3"/>880</text:p>
          </table:table-cell>
          <table:table-cell table:style-name="ce35" office:value-type="float" office:value="795" calcext:value-type="float">
            <text:p><text:s text:c="3"/>795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5782" calcext:value-type="float">
            <text:p><text:s text:c="3"/>15,782</text:p>
          </table:table-cell>
          <table:table-cell table:style-name="ce36" office:value-type="float" office:value="14845" calcext:value-type="float">
            <text:p><text:s text:c="3"/>14,845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674" calcext:value-type="float">
            <text:p><text:s text:c="3"/>674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style-name="ce36" office:value-type="float" office:value="15516" calcext:value-type="float">
            <text:p><text:s text:c="3"/>15,516</text:p>
          </table:table-cell>
          <table:table-cell table:style-name="ce36" office:value-type="float" office:value="14613" calcext:value-type="float">
            <text:p><text:s text:c="3"/>14,613</text:p>
          </table:table-cell>
          <table:table-cell table:style-name="ce36" office:value-type="float" office:value="251" calcext:value-type="float">
            <text:p><text:s text:c="3"/>251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652" calcext:value-type="float">
            <text:p><text:s text:c="3"/>652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446" calcext:value-type="float">
            <text:p><text:s text:c="3"/>446</text:p>
          </table:table-cell>
          <table:table-cell table:style-name="ce36" office:value-type="float" office:value="266" calcext:value-type="float">
            <text:p><text:s text:c="3"/>266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6130" calcext:value-type="float">
            <text:p><text:s text:c="3"/>16,130</text:p>
          </table:table-cell>
          <table:table-cell table:style-name="ce36" office:value-type="float" office:value="14196" calcext:value-type="float">
            <text:p><text:s text:c="3"/>14,196</text:p>
          </table:table-cell>
          <table:table-cell table:style-name="ce36" office:value-type="float" office:value="740" calcext:value-type="float">
            <text:p><text:s text:c="3"/>740</text:p>
          </table:table-cell>
          <table:table-cell table:style-name="ce36" office:value-type="float" office:value="657" calcext:value-type="float">
            <text:p><text:s text:c="3"/>65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194" calcext:value-type="float">
            <text:p><text:s text:c="3"/>1,194</text:p>
          </table:table-cell>
          <table:table-cell table:style-name="ce36" office:value-type="float" office:value="1072" calcext:value-type="float">
            <text:p><text:s text:c="3"/>1,072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15516" calcext:value-type="float">
            <text:p><text:s text:c="3"/>15,516</text:p>
          </table:table-cell>
          <table:table-cell table:style-name="ce36" office:value-type="float" office:value="13633" calcext:value-type="float">
            <text:p><text:s text:c="3"/>13,633</text:p>
          </table:table-cell>
          <table:table-cell table:style-name="ce36" office:value-type="float" office:value="720" calcext:value-type="float">
            <text:p><text:s text:c="3"/>720</text:p>
          </table:table-cell>
          <table:table-cell table:style-name="ce36" office:value-type="float" office:value="642" calcext:value-type="float">
            <text:p><text:s text:c="3"/>642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163" calcext:value-type="float">
            <text:p><text:s text:c="3"/>1,163</text:p>
          </table:table-cell>
          <table:table-cell table:style-name="ce36" office:value-type="float" office:value="1047" calcext:value-type="float">
            <text:p><text:s text:c="3"/>1,04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614" calcext:value-type="float">
            <text:p><text:s text:c="3"/>614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70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446" calcext:value-type="float">
            <text:p><text:s text:c="3"/>18,446</text:p>
          </table:table-cell>
          <table:table-cell table:style-name="ce37" office:value-type="float" office:value="16967" calcext:value-type="float">
            <text:p><text:s text:c="3"/>16,967</text:p>
          </table:table-cell>
          <table:table-cell table:style-name="ce37" office:value-type="float" office:value="433" calcext:value-type="float">
            <text:p><text:s text:c="3"/>433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1046" calcext:value-type="float">
            <text:p><text:s text:c="3"/>1,04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532" calcext:value-type="float">
            <text:p><text:s text:c="3"/>16,532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1013" calcext:value-type="float">
            <text:p><text:s text:c="3"/>1,013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35" calcext:value-type="float">
            <text:p><text:s text:c="3"/>435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8633" calcext:value-type="float">
            <text:p><text:s text:c="3"/>8,63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05" calcext:value-type="float">
            <text:p><text:s text:c="3"/>8,50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16" calcext:value-type="float">
            <text:p><text:s text:c="3"/>9,316</text:p>
          </table:table-cell>
          <table:table-cell table:style-name="ce38" office:value-type="float" office:value="8334" calcext:value-type="float">
            <text:p><text:s text:c="3"/>8,334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675" calcext:value-type="float">
            <text:p><text:s text:c="3"/>675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027" calcext:value-type="float">
            <text:p><text:s text:c="3"/>8,027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466" calcext:value-type="float">
            <text:p><text:s text:c="3"/>13,466</text:p>
          </table:table-cell>
          <table:table-cell table:style-name="ce37" office:value-type="float" office:value="12074" calcext:value-type="float">
            <text:p><text:s text:c="3"/>12,074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94" calcext:value-type="float">
            <text:p><text:s text:c="3"/>494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822" calcext:value-type="float">
            <text:p><text:s text:c="3"/>822</text:p>
          </table:table-cell>
          <table:table-cell table:style-name="ce37" office:value-type="float" office:value="527" calcext:value-type="float">
            <text:p><text:s text:c="3"/>527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3068" calcext:value-type="float">
            <text:p><text:s text:c="3"/>13,068</text:p>
          </table:table-cell>
          <table:table-cell table:style-name="ce37" office:value-type="float" office:value="11714" calcext:value-type="float">
            <text:p><text:s text:c="3"/>11,714</text:p>
          </table:table-cell>
          <table:table-cell table:style-name="ce37" office:value-type="float" office:value="552" calcext:value-type="float">
            <text:p><text:s text:c="3"/>552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802" calcext:value-type="float">
            <text:p><text:s text:c="3"/>802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652" calcext:value-type="float">
            <text:p><text:s text:c="3"/>6,652</text:p>
          </table:table-cell>
          <table:table-cell table:style-name="ce38" office:value-type="float" office:value="6212" calcext:value-type="float">
            <text:p><text:s text:c="3"/>6,21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6534" calcext:value-type="float">
            <text:p><text:s text:c="3"/>6,534</text:p>
          </table:table-cell>
          <table:table-cell table:style-name="ce38" office:value-type="float" office:value="6108" calcext:value-type="float">
            <text:p><text:s text:c="3"/>6,10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814" calcext:value-type="float">
            <text:p><text:s text:c="3"/>6,814</text:p>
          </table:table-cell>
          <table:table-cell table:style-name="ce38" office:value-type="float" office:value="5862" calcext:value-type="float">
            <text:p><text:s text:c="3"/>5,862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19" calcext:value-type="float">
            <text:p><text:s text:c="3"/>519</text:p>
          </table:table-cell>
          <table:table-cell table:style-name="ce38" office:value-type="float" office:value="459" calcext:value-type="float">
            <text:p><text:s text:c="3"/>45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534" calcext:value-type="float">
            <text:p><text:s text:c="3"/>6,534</text:p>
          </table:table-cell>
          <table:table-cell table:style-name="ce38" office:value-type="float" office:value="5606" calcext:value-type="float">
            <text:p><text:s text:c="3"/>5,606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8.0999878360297" calcext:value-type="float">
            <text:p>–18.10</text:p>
          </table:table-cell>
          <table:table-cell table:style-name="ce39" office:value-type="float" office:value="-17.903039369008" calcext:value-type="float">
            <text:p>–17.90</text:p>
          </table:table-cell>
          <table:table-cell table:style-name="ce39" office:value-type="float" office:value="-4.84140233722872" calcext:value-type="float">
            <text:p>–4.84</text:p>
          </table:table-cell>
          <table:table-cell table:style-name="ce39" office:value-type="float" office:value="-0.803212851405622" calcext:value-type="float">
            <text:p>–0.80</text:p>
          </table:table-cell>
          <table:table-cell table:style-name="ce39" office:value-type="float" office:value="-24.7524752475248" calcext:value-type="float">
            <text:p>–24.75</text:p>
          </table:table-cell>
          <table:table-cell table:style-name="ce39" office:value-type="float" office:value="-27.6408450704225" calcext:value-type="float">
            <text:p>–27.64</text:p>
          </table:table-cell>
          <table:table-cell table:style-name="ce39" office:value-type="float" office:value="-36.1985472154964" calcext:value-type="float">
            <text:p>–36.20</text:p>
          </table:table-cell>
          <table:table-cell table:style-name="ce39" office:value-type="float" office:value="-4.83870967741936" calcext:value-type="float">
            <text:p>–4.84</text:p>
          </table:table-cell>
          <table:table-cell table:style-name="ce39" office:value-type="float" office:value="-17.9969879518072" calcext:value-type="float">
            <text:p>–18.00</text:p>
          </table:table-cell>
          <table:table-cell table:style-name="ce39" office:value-type="float" office:value="-17.7791815820875" calcext:value-type="float">
            <text:p>–17.78</text:p>
          </table:table-cell>
          <table:table-cell table:style-name="ce39" office:value-type="float" office:value="-3.83275261324042" calcext:value-type="float">
            <text:p>–3.83</text:p>
          </table:table-cell>
          <table:table-cell table:style-name="ce39" office:value-type="float" office:value="-1.23711340206186" calcext:value-type="float">
            <text:p>–1.24</text:p>
          </table:table-cell>
          <table:table-cell table:style-name="ce39" office:value-type="float" office:value="-17.9775280898876" calcext:value-type="float">
            <text:p>–17.98</text:p>
          </table:table-cell>
          <table:table-cell table:style-name="ce39" office:value-type="float" office:value="-28.0717488789238" calcext:value-type="float">
            <text:p>–28.07</text:p>
          </table:table-cell>
          <table:table-cell table:style-name="ce39" office:value-type="float" office:value="-36.4197530864198" calcext:value-type="float">
            <text:p>–36.42</text:p>
          </table:table-cell>
          <table:table-cell table:style-name="ce39" office:value-type="float" office:value="-5.9016393442623" calcext:value-type="float">
            <text:p>–5.90</text:p>
          </table:table-cell>
          <table:table-cell table:style-name="ce39" office:value-type="float" office:value="-21.3438735177866" calcext:value-type="float">
            <text:p>–21.34</text:p>
          </table:table-cell>
          <table:table-cell table:style-name="ce39" office:value-type="float" office:value="-21.7391304347826" calcext:value-type="float">
            <text:p>–21.74</text:p>
          </table:table-cell>
          <table:table-cell table:style-name="ce39" office:value-type="float" office:value="-28" calcext:value-type="float">
            <text:p>–28.00</text:p>
          </table:table-cell>
          <table:table-cell table:style-name="ce39" office:value-type="float" office:value="15.3846153846154" calcext:value-type="float">
            <text:p>15.38</text:p>
          </table:table-cell>
          <table:table-cell table:style-name="ce39" office:value-type="float" office:value="-75" calcext:value-type="float">
            <text:p>–75.00</text:p>
          </table:table-cell>
          <table:table-cell table:style-name="ce39" office:value-type="float" office:value="-4.76190476190476" calcext:value-type="float">
            <text:p>–4.76</text:p>
          </table:table-cell>
          <table:table-cell table:style-name="ce39" office:value-type="float" office:value="-25" calcext:value-type="float">
            <text:p>–25.00</text:p>
          </table:table-cell>
          <table:table-cell table:style-name="ce39" office:value-type="float" office:value="60" calcext:value-type="float">
            <text:p>60.00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18.0989903964541" calcext:value-type="float">
            <text:p>–18.10</text:p>
          </table:table-cell>
          <table:table-cell table:style-name="ce40" office:value-type="float" office:value="-18.2846619310708" calcext:value-type="float">
            <text:p>–18.28</text:p>
          </table:table-cell>
          <table:table-cell table:style-name="ce40" office:value-type="float" office:value="-21.264367816092" calcext:value-type="float">
            <text:p>–21.26</text:p>
          </table:table-cell>
          <table:table-cell table:style-name="ce40" office:value-type="float" office:value="-18.1102362204724" calcext:value-type="float">
            <text:p>–18.11</text:p>
          </table:table-cell>
          <table:table-cell table:style-name="ce40" office:value-type="float" office:value="-29.7872340425532" calcext:value-type="float">
            <text:p>–29.79</text:p>
          </table:table-cell>
          <table:table-cell table:style-name="ce40" office:value-type="float" office:value="-12.4277456647399" calcext:value-type="float">
            <text:p>–12.43</text:p>
          </table:table-cell>
          <table:table-cell table:style-name="ce40" office:value-type="float" office:value="-42.8571428571429" calcext:value-type="float">
            <text:p>–42.86</text:p>
          </table:table-cell>
          <table:table-cell table:style-name="ce40" office:value-type="float" office:value="3.52422907488987" calcext:value-type="float">
            <text:p>3.52</text:p>
          </table:table-cell>
          <table:table-cell table:style-name="ce40" office:value-type="float" office:value="-17.9969879518072" calcext:value-type="float">
            <text:p>–18.00</text:p>
          </table:table-cell>
          <table:table-cell table:style-name="ce40" office:value-type="float" office:value="-18.2000803535556" calcext:value-type="float">
            <text:p>–18.20</text:p>
          </table:table-cell>
          <table:table-cell table:style-name="ce40" office:value-type="float" office:value="-19.2546583850932" calcext:value-type="float">
            <text:p>–19.25</text:p>
          </table:table-cell>
          <table:table-cell table:style-name="ce40" office:value-type="float" office:value="-18.8524590163934" calcext:value-type="float">
            <text:p>–18.85</text:p>
          </table:table-cell>
          <table:table-cell table:style-name="ce40" office:value-type="float" office:value="-20.5128205128205" calcext:value-type="float">
            <text:p>–20.51</text:p>
          </table:table-cell>
          <table:table-cell table:style-name="ce40" office:value-type="float" office:value="-12.9411764705882" calcext:value-type="float">
            <text:p>–12.94</text:p>
          </table:table-cell>
          <table:table-cell table:style-name="ce40" office:value-type="float" office:value="-42.2413793103448" calcext:value-type="float">
            <text:p>–42.24</text:p>
          </table:table-cell>
          <table:table-cell table:style-name="ce40" office:value-type="float" office:value="2.23214285714286" calcext:value-type="float">
            <text:p>2.23</text:p>
          </table:table-cell>
          <table:table-cell table:style-name="ce40" office:value-type="float" office:value="-23.3766233766234" calcext:value-type="float">
            <text:p>–23.38</text:p>
          </table:table-cell>
          <table:table-cell table:style-name="ce40" office:value-type="float" office:value="-22.962962962963" calcext:value-type="float">
            <text:p>–22.96</text:p>
          </table:table-cell>
          <table:table-cell table:style-name="ce40" office:value-type="float" office:value="-46.1538461538462" calcext:value-type="float">
            <text:p>–46.1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-75" calcext:value-type="float">
            <text:p>–75.00</text:p>
          </table:table-cell>
          <table:table-cell table:style-name="ce40" office:value-type="float" office:value="16.6666666666667" calcext:value-type="float">
            <text:p>16.67</text:p>
          </table:table-cell>
          <table:table-cell table:style-name="ce40" office:value-type="float" office:value="-66.6666666666667" calcext:value-type="float">
            <text:p>–66.67</text:p>
          </table:table-cell>
          <table:table-cell table:style-name="ce73" office:value-type="float" office:value="100" calcext:value-type="float">
            <text:p>10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8.1009615384615" calcext:value-type="float">
            <text:p>–18.10</text:p>
          </table:table-cell>
          <table:table-cell table:style-name="ce41" office:value-type="float" office:value="-17.4947220267417" calcext:value-type="float">
            <text:p>–17.49</text:p>
          </table:table-cell>
          <table:table-cell table:style-name="ce41" office:value-type="float" office:value="1.88235294117647" calcext:value-type="float">
            <text:p>1.88</text:p>
          </table:table-cell>
          <table:table-cell table:style-name="ce41" office:value-type="float" office:value="5.12129380053908" calcext:value-type="float">
            <text:p>5.12</text:p>
          </table:table-cell>
          <table:table-cell table:style-name="ce41" office:value-type="float" office:value="-20.3703703703704" calcext:value-type="float">
            <text:p>–20.37</text:p>
          </table:table-cell>
          <table:table-cell table:style-name="ce41" office:value-type="float" office:value="-34.3037974683544" calcext:value-type="float">
            <text:p>–34.30</text:p>
          </table:table-cell>
          <table:table-cell table:style-name="ce41" office:value-type="float" office:value="-35.0777934936351" calcext:value-type="float">
            <text:p>–35.08</text:p>
          </table:table-cell>
          <table:table-cell table:style-name="ce41" office:value-type="float" office:value="-27.710843373494" calcext:value-type="float">
            <text:p>–27.71</text:p>
          </table:table-cell>
          <table:table-cell table:style-name="ce41" office:value-type="float" office:value="-17.9969879518072" calcext:value-type="float">
            <text:p>–18.00</text:p>
          </table:table-cell>
          <table:table-cell table:style-name="ce41" office:value-type="float" office:value="-17.3156342182891" calcext:value-type="float">
            <text:p>–17.32</text:p>
          </table:table-cell>
          <table:table-cell table:style-name="ce41" office:value-type="float" office:value="2.17917675544794" calcext:value-type="float">
            <text:p>2.18</text:p>
          </table:table-cell>
          <table:table-cell table:style-name="ce41" office:value-type="float" office:value="4.6831955922865" calcext:value-type="float">
            <text:p>4.68</text:p>
          </table:table-cell>
          <table:table-cell table:style-name="ce41" office:value-type="float" office:value="-16" calcext:value-type="float">
            <text:p>–16.00</text:p>
          </table:table-cell>
          <table:table-cell table:style-name="ce41" office:value-type="float" office:value="-34.7096774193548" calcext:value-type="float">
            <text:p>–34.71</text:p>
          </table:table-cell>
          <table:table-cell table:style-name="ce41" office:value-type="float" office:value="-35.4466858789625" calcext:value-type="float">
            <text:p>–35.45</text:p>
          </table:table-cell>
          <table:table-cell table:style-name="ce41" office:value-type="float" office:value="-28.3950617283951" calcext:value-type="float">
            <text:p>–28.40</text:p>
          </table:table-cell>
          <table:table-cell table:style-name="ce41" office:value-type="float" office:value="-20.4545454545455" calcext:value-type="float">
            <text:p>–20.45</text:p>
          </table:table-cell>
          <table:table-cell table:style-name="ce41" office:value-type="float" office:value="-21.2307692307692" calcext:value-type="float">
            <text:p>–21.23</text:p>
          </table:table-cell>
          <table:table-cell table:style-name="ce41" office:value-type="float" office:value="-8.33333333333333" calcext:value-type="float">
            <text:p>–8.33</text:p>
          </table:table-cell>
          <table:table-cell table:style-name="ce41" office:value-type="float" office:value="25" calcext:value-type="float">
            <text:p>25.00</text:p>
          </table:table-cell>
          <table:table-cell table:style-name="ce41" office:value-type="float" office:value="-75" calcext:value-type="float">
            <text:p>–75.00</text:p>
          </table:table-cell>
          <table:table-cell table:style-name="ce41" office:value-type="float" office:value="-13.3333333333333" calcext:value-type="float">
            <text:p>–13.33</text:p>
          </table:table-cell>
          <table:table-cell table:style-name="ce41" office:value-type="float" office:value="-15.3846153846154" calcext:value-type="float">
            <text:p>–15.38</text:p>
          </table:table-cell>
          <table:table-cell table:style-name="ce41" office:value-type="float" office:value="0" calcext:value-type="float">
            <text:p>—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26.9977230835954" calcext:value-type="float">
            <text:p>–27.00</text:p>
          </table:table-cell>
          <table:table-cell table:style-name="ce42" office:value-type="float" office:value="-28.8383332351034" calcext:value-type="float">
            <text:p>–28.84</text:p>
          </table:table-cell>
          <table:table-cell table:style-name="ce42" office:value-type="float" office:value="31.6397228637413" calcext:value-type="float">
            <text:p>31.64</text:p>
          </table:table-cell>
          <table:table-cell table:style-name="ce42" office:value-type="float" office:value="34.2391304347826" calcext:value-type="float">
            <text:p>34.24</text:p>
          </table:table-cell>
          <table:table-cell table:style-name="ce42" office:value-type="float" office:value="16.9230769230769" calcext:value-type="float">
            <text:p>16.92</text:p>
          </table:table-cell>
          <table:table-cell table:style-name="ce42" office:value-type="float" office:value="-21.414913957935" calcext:value-type="float">
            <text:p>–21.41</text:p>
          </table:table-cell>
          <table:table-cell table:style-name="ce42" office:value-type="float" office:value="-30.1986754966887" calcext:value-type="float">
            <text:p>–30.20</text:p>
          </table:table-cell>
          <table:table-cell table:style-name="ce42" office:value-type="float" office:value="1.3745704467354" calcext:value-type="float">
            <text:p>1.37</text:p>
          </table:table-cell>
          <table:table-cell table:style-name="ce42" office:value-type="float" office:value="-27.2545090180361" calcext:value-type="float">
            <text:p>–27.25</text:p>
          </table:table-cell>
          <table:table-cell table:style-name="ce42" office:value-type="float" office:value="-29.1434793128478" calcext:value-type="float">
            <text:p>–29.14</text:p>
          </table:table-cell>
          <table:table-cell table:style-name="ce42" office:value-type="float" office:value="31.7422434367542" calcext:value-type="float">
            <text:p>31.74</text:p>
          </table:table-cell>
          <table:table-cell table:style-name="ce42" office:value-type="float" office:value="33.4261838440111" calcext:value-type="float">
            <text:p>33.43</text:p>
          </table:table-cell>
          <table:table-cell table:style-name="ce42" office:value-type="float" office:value="21.6666666666667" calcext:value-type="float">
            <text:p>21.67</text:p>
          </table:table-cell>
          <table:table-cell table:style-name="ce42" office:value-type="float" office:value="-20.8292201382034" calcext:value-type="float">
            <text:p>–20.83</text:p>
          </table:table-cell>
          <table:table-cell table:style-name="ce42" office:value-type="float" office:value="-30.2168021680217" calcext:value-type="float">
            <text:p>–30.22</text:p>
          </table:table-cell>
          <table:table-cell table:style-name="ce42" office:value-type="float" office:value="4.36363636363636" calcext:value-type="float">
            <text:p>4.36</text:p>
          </table:table-cell>
          <table:table-cell table:style-name="ce42" office:value-type="float" office:value="-17.4273858921162" calcext:value-type="float">
            <text:p>–17.43</text:p>
          </table:table-cell>
          <table:table-cell table:style-name="ce42" office:value-type="float" office:value="-17.2413793103448" calcext:value-type="float">
            <text:p>–17.24</text:p>
          </table:table-cell>
          <table:table-cell table:style-name="ce42" office:value-type="float" office:value="28.5714285714286" calcext:value-type="float">
            <text:p>28.57</text:p>
          </table:table-cell>
          <table:table-cell table:style-name="ce42" office:value-type="float" office:value="66.6666666666667" calcext:value-type="float">
            <text:p>66.67</text:p>
          </table:table-cell>
          <table:table-cell table:style-name="ce42" office:value-type="float" office:value="-40" calcext:value-type="float">
            <text:p>–40.00</text:p>
          </table:table-cell>
          <table:table-cell table:style-name="ce42" office:value-type="float" office:value="-39.3939393939394" calcext:value-type="float">
            <text:p>–39.39</text:p>
          </table:table-cell>
          <table:table-cell table:style-name="ce42" office:value-type="float" office:value="-29.4117647058824" calcext:value-type="float">
            <text:p>–29.41</text:p>
          </table:table-cell>
          <table:table-cell table:style-name="ce42" office:value-type="float" office:value="-50" calcext:value-type="float">
            <text:p>–5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27.1412924424973" calcext:value-type="float">
            <text:p>–27.14</text:p>
          </table:table-cell>
          <table:table-cell table:style-name="ce43" office:value-type="float" office:value="-28.0435538051662" calcext:value-type="float">
            <text:p>–28.04</text:p>
          </table:table-cell>
          <table:table-cell table:style-name="ce43" office:value-type="float" office:value="8.73015873015873" calcext:value-type="float">
            <text:p>8.73</text:p>
          </table:table-cell>
          <table:table-cell table:style-name="ce43" office:value-type="float" office:value="2.97029702970297" calcext:value-type="float">
            <text:p>2.97</text:p>
          </table:table-cell>
          <table:table-cell table:style-name="ce43" office:value-type="float" office:value="32" calcext:value-type="float">
            <text:p>32.00</text:p>
          </table:table-cell>
          <table:table-cell table:style-name="ce43" office:value-type="float" office:value="-18.3288409703504" calcext:value-type="float">
            <text:p>–18.33</text:p>
          </table:table-cell>
          <table:table-cell table:style-name="ce43" office:value-type="float" office:value="-52.112676056338" calcext:value-type="float">
            <text:p>–52.11</text:p>
          </table:table-cell>
          <table:table-cell table:style-name="ce43" office:value-type="float" office:value="2.62008733624454" calcext:value-type="float">
            <text:p>2.62</text:p>
          </table:table-cell>
          <table:table-cell table:style-name="ce43" office:value-type="float" office:value="-27.2545090180361" calcext:value-type="float">
            <text:p>–27.25</text:p>
          </table:table-cell>
          <table:table-cell table:style-name="ce43" office:value-type="float" office:value="-28.1834215167548" calcext:value-type="float">
            <text:p>–28.18</text:p>
          </table:table-cell>
          <table:table-cell table:style-name="ce43" office:value-type="float" office:value="7.43801652892562" calcext:value-type="float">
            <text:p>7.44</text:p>
          </table:table-cell>
          <table:table-cell table:style-name="ce43" office:value-type="float" office:value="2.06185567010309" calcext:value-type="float">
            <text:p>2.06</text:p>
          </table:table-cell>
          <table:table-cell table:style-name="ce43" office:value-type="float" office:value="29.1666666666667" calcext:value-type="float">
            <text:p>29.17</text:p>
          </table:table-cell>
          <table:table-cell table:style-name="ce43" office:value-type="float" office:value="-16.8539325842697" calcext:value-type="float">
            <text:p>–16.85</text:p>
          </table:table-cell>
          <table:table-cell table:style-name="ce43" office:value-type="float" office:value="-51.7985611510791" calcext:value-type="float">
            <text:p>–51.80</text:p>
          </table:table-cell>
          <table:table-cell table:style-name="ce43" office:value-type="float" office:value="5.52995391705069" calcext:value-type="float">
            <text:p>5.53</text:p>
          </table:table-cell>
          <table:table-cell table:style-name="ce43" office:value-type="float" office:value="-20.2702702702703" calcext:value-type="float">
            <text:p>–20.27</text:p>
          </table:table-cell>
          <table:table-cell table:style-name="ce43" office:value-type="float" office:value="-18.75" calcext:value-type="float">
            <text:p>–18.75</text:p>
          </table:table-cell>
          <table:table-cell table:style-name="ce43" office:value-type="float" office:value="40" calcext:value-type="float">
            <text:p>40.00</text:p>
          </table:table-cell>
          <table:table-cell table:style-name="ce43" office:value-type="float" office:value="25" calcext:value-type="float">
            <text:p>25.00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-53.3333333333333" calcext:value-type="float">
            <text:p>–53.33</text:p>
          </table:table-cell>
          <table:table-cell table:style-name="ce43" office:value-type="float" office:value="-66.6666666666667" calcext:value-type="float">
            <text:p>–66.67</text:p>
          </table:table-cell>
          <table:table-cell table:style-name="ce74" office:value-type="float" office:value="-50" calcext:value-type="float">
            <text:p>–5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26.8570201803349" calcext:value-type="float">
            <text:p>–26.86</text:p>
          </table:table-cell>
          <table:table-cell table:style-name="ce41" office:value-type="float" office:value="-29.6616270698344" calcext:value-type="float">
            <text:p>–29.66</text:p>
          </table:table-cell>
          <table:table-cell table:style-name="ce41" office:value-type="float" office:value="41.042345276873" calcext:value-type="float">
            <text:p>41.04</text:p>
          </table:table-cell>
          <table:table-cell table:style-name="ce41" office:value-type="float" office:value="46.0674157303371" calcext:value-type="float">
            <text:p>46.07</text:p>
          </table:table-cell>
          <table:table-cell table:style-name="ce41" office:value-type="float" office:value="7.5" calcext:value-type="float">
            <text:p>7.50</text:p>
          </table:table-cell>
          <table:table-cell table:style-name="ce41" office:value-type="float" office:value="-23.1111111111111" calcext:value-type="float">
            <text:p>–23.11</text:p>
          </table:table-cell>
          <table:table-cell table:style-name="ce41" office:value-type="float" office:value="-25.1223491027732" calcext:value-type="float">
            <text:p>–25.12</text:p>
          </table:table-cell>
          <table:table-cell table:style-name="ce41" office:value-type="float" office:value="-3.2258064516129" calcext:value-type="float">
            <text:p>–3.23</text:p>
          </table:table-cell>
          <table:table-cell table:style-name="ce41" office:value-type="float" office:value="-27.2545090180361" calcext:value-type="float">
            <text:p>–27.25</text:p>
          </table:table-cell>
          <table:table-cell table:style-name="ce41" office:value-type="float" office:value="-30.1607076118101" calcext:value-type="float">
            <text:p>–30.16</text:p>
          </table:table-cell>
          <table:table-cell table:style-name="ce41" office:value-type="float" office:value="41.6107382550336" calcext:value-type="float">
            <text:p>41.61</text:p>
          </table:table-cell>
          <table:table-cell table:style-name="ce41" office:value-type="float" office:value="45.0381679389313" calcext:value-type="float">
            <text:p>45.04</text:p>
          </table:table-cell>
          <table:table-cell table:style-name="ce41" office:value-type="float" office:value="16.6666666666667" calcext:value-type="float">
            <text:p>16.67</text:p>
          </table:table-cell>
          <table:table-cell table:style-name="ce41" office:value-type="float" office:value="-22.9832572298326" calcext:value-type="float">
            <text:p>–22.98</text:p>
          </table:table-cell>
          <table:table-cell table:style-name="ce41" office:value-type="float" office:value="-25.2086811352254" calcext:value-type="float">
            <text:p>–25.2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16.1676646706587" calcext:value-type="float">
            <text:p>–16.17</text:p>
          </table:table-cell>
          <table:table-cell table:style-name="ce41" office:value-type="float" office:value="-16.6123778501629" calcext:value-type="float">
            <text:p>–16.61</text:p>
          </table:table-cell>
          <table:table-cell table:style-name="ce41" office:value-type="float" office:value="22.2222222222222" calcext:value-type="float">
            <text:p>22.22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float" office:value="-75" calcext:value-type="float">
            <text:p>–75.00</text:p>
          </table:table-cell>
          <table:table-cell table:style-name="ce41" office:value-type="float" office:value="-27.7777777777778" calcext:value-type="float">
            <text:p>–27.78</text:p>
          </table:table-cell>
          <table:table-cell table:style-name="ce41" office:value-type="float" office:value="-21.4285714285714" calcext:value-type="float">
            <text:p>–21.43</text:p>
          </table:table-cell>
          <table:table-cell table:style-name="ce41" office:value-type="float" office:value="-50" calcext:value-type="float">
            <text:p>–50.00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4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5年2月份" calcext:value-type="string">
              <text:p><text:s/>中華民國115年2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3466" calcext:value-type="float">
            <text:p><text:s text:c="3"/>13,466</text:p>
          </table:table-cell>
          <table:table-cell table:style-name="ce98" office:value-type="float" office:value="12074" calcext:value-type="float">
            <text:p><text:s text:c="3"/>12,074</text:p>
          </table:table-cell>
          <table:table-cell table:style-name="ce98" office:value-type="float" office:value="570" calcext:value-type="float">
            <text:p><text:s text:c="3"/>570</text:p>
          </table:table-cell>
          <table:table-cell table:style-name="ce98" office:value-type="float" office:value="494" calcext:value-type="float">
            <text:p><text:s text:c="3"/>49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822" calcext:value-type="float">
            <text:p><text:s text:c="3"/>822</text:p>
          </table:table-cell>
          <table:table-cell table:style-name="ce98" office:value-type="float" office:value="527" calcext:value-type="float">
            <text:p><text:s text:c="3"/>527</text:p>
          </table:table-cell>
          <table:table-cell table:style-name="ce98" office:value-type="float" office:value="295" calcext:value-type="float">
            <text:p><text:s text:c="3"/>295</text:p>
          </table:table-cell>
          <table:table-cell table:style-name="ce98" office:value-type="float" office:value="13068" calcext:value-type="float">
            <text:p><text:s text:c="3"/>13,068</text:p>
          </table:table-cell>
          <table:table-cell table:style-name="ce98" office:value-type="float" office:value="11714" calcext:value-type="float">
            <text:p><text:s text:c="3"/>11,714</text:p>
          </table:table-cell>
          <table:table-cell table:style-name="ce98" office:value-type="float" office:value="552" calcext:value-type="float">
            <text:p><text:s text:c="3"/>552</text:p>
          </table:table-cell>
          <table:table-cell table:style-name="ce98" office:value-type="float" office:value="479" calcext:value-type="float">
            <text:p><text:s text:c="3"/>479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802" calcext:value-type="float">
            <text:p><text:s text:c="3"/>802</text:p>
          </table:table-cell>
          <table:table-cell table:style-name="ce98" office:value-type="float" office:value="515" calcext:value-type="float">
            <text:p><text:s text:c="3"/>515</text:p>
          </table:table-cell>
          <table:table-cell table:style-name="ce98" office:value-type="float" office:value="287" calcext:value-type="float">
            <text:p><text:s text:c="3"/>287</text:p>
          </table:table-cell>
          <table:table-cell table:style-name="ce98" office:value-type="float" office:value="398" calcext:value-type="float">
            <text:p><text:s text:c="3"/>398</text:p>
          </table:table-cell>
          <table:table-cell table:style-name="ce98" office:value-type="float" office:value="360" calcext:value-type="float">
            <text:p><text:s text:c="3"/>360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652" calcext:value-type="float">
            <text:p><text:s text:c="3"/>6,652</text:p>
          </table:table-cell>
          <table:table-cell table:style-name="ce99" office:value-type="float" office:value="6212" calcext:value-type="float">
            <text:p><text:s text:c="3"/>6,212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104" calcext:value-type="float">
            <text:p><text:s text:c="3"/>104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303" calcext:value-type="float">
            <text:p><text:s text:c="3"/>303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235" calcext:value-type="float">
            <text:p><text:s text:c="3"/>235</text:p>
          </table:table-cell>
          <table:table-cell table:style-name="ce99" office:value-type="float" office:value="6534" calcext:value-type="float">
            <text:p><text:s text:c="3"/>6,534</text:p>
          </table:table-cell>
          <table:table-cell table:style-name="ce99" office:value-type="float" office:value="6108" calcext:value-type="float">
            <text:p><text:s text:c="3"/>6,108</text:p>
          </table:table-cell>
          <table:table-cell table:style-name="ce99" office:value-type="float" office:value="130" calcext:value-type="float">
            <text:p><text:s text:c="3"/>130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96" calcext:value-type="float">
            <text:p><text:s text:c="3"/>296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style-name="ce99" office:value-type="float" office:value="229" calcext:value-type="float">
            <text:p><text:s text:c="3"/>229</text:p>
          </table:table-cell>
          <table:table-cell table:style-name="ce99" office:value-type="float" office:value="118" calcext:value-type="float">
            <text:p><text:s text:c="3"/>118</text:p>
          </table:table-cell>
          <table:table-cell table:style-name="ce99" office:value-type="float" office:value="104" calcext:value-type="float">
            <text:p><text:s text:c="3"/>10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814" calcext:value-type="float">
            <text:p><text:s text:c="3"/>6,814</text:p>
          </table:table-cell>
          <table:table-cell table:style-name="ce100" office:value-type="float" office:value="5862" calcext:value-type="float">
            <text:p><text:s text:c="3"/>5,862</text:p>
          </table:table-cell>
          <table:table-cell table:style-name="ce100" office:value-type="float" office:value="433" calcext:value-type="float">
            <text:p><text:s text:c="3"/>433</text:p>
          </table:table-cell>
          <table:table-cell table:style-name="ce100" office:value-type="float" office:value="390" calcext:value-type="float">
            <text:p><text:s text:c="3"/>390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519" calcext:value-type="float">
            <text:p><text:s text:c="3"/>519</text:p>
          </table:table-cell>
          <table:table-cell table:style-name="ce100" office:value-type="float" office:value="459" calcext:value-type="float">
            <text:p><text:s text:c="3"/>459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6534" calcext:value-type="float">
            <text:p><text:s text:c="3"/>6,534</text:p>
          </table:table-cell>
          <table:table-cell table:style-name="ce100" office:value-type="float" office:value="5606" calcext:value-type="float">
            <text:p><text:s text:c="3"/>5,606</text:p>
          </table:table-cell>
          <table:table-cell table:style-name="ce100" office:value-type="float" office:value="422" calcext:value-type="float">
            <text:p><text:s text:c="3"/>422</text:p>
          </table:table-cell>
          <table:table-cell table:style-name="ce100" office:value-type="float" office:value="380" calcext:value-type="float">
            <text:p><text:s text:c="3"/>380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506" calcext:value-type="float">
            <text:p><text:s text:c="3"/>506</text:p>
          </table:table-cell>
          <table:table-cell table:style-name="ce100" office:value-type="float" office:value="448" calcext:value-type="float">
            <text:p><text:s text:c="3"/>448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280" calcext:value-type="float">
            <text:p><text:s text:c="3"/>280</text:p>
          </table:table-cell>
          <table:table-cell table:style-name="ce100" office:value-type="float" office:value="256" calcext:value-type="float">
            <text:p><text:s text:c="3"/>256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334" calcext:value-type="float">
            <text:p><text:s text:c="3"/>2,334</text:p>
          </table:table-cell>
          <table:table-cell table:style-name="ce98" office:value-type="float" office:value="2062" calcext:value-type="float">
            <text:p><text:s text:c="3"/>2,062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2266" calcext:value-type="float">
            <text:p><text:s text:c="3"/>2,266</text:p>
          </table:table-cell>
          <table:table-cell table:style-name="ce98" office:value-type="float" office:value="2003" calcext:value-type="float">
            <text:p><text:s text:c="3"/>2,003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63" calcext:value-type="float">
            <text:p><text:s text:c="3"/>1,163</text:p>
          </table:table-cell>
          <table:table-cell table:style-name="ce99" office:value-type="float" office:value="1066" calcext:value-type="float">
            <text:p><text:s text:c="3"/>1,066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1133" calcext:value-type="float">
            <text:p><text:s text:c="3"/>1,133</text:p>
          </table:table-cell>
          <table:table-cell table:style-name="ce99" office:value-type="float" office:value="1040" calcext:value-type="float">
            <text:p><text:s text:c="3"/>1,040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71" calcext:value-type="float">
            <text:p><text:s text:c="3"/>1,171</text:p>
          </table:table-cell>
          <table:table-cell table:style-name="ce100" office:value-type="float" office:value="996" calcext:value-type="float">
            <text:p><text:s text:c="3"/>996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133" calcext:value-type="float">
            <text:p><text:s text:c="3"/>1,133</text:p>
          </table:table-cell>
          <table:table-cell table:style-name="ce100" office:value-type="float" office:value="963" calcext:value-type="float">
            <text:p><text:s text:c="3"/>963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376" calcext:value-type="float">
            <text:p><text:s text:c="3"/>1,376</text:p>
          </table:table-cell>
          <table:table-cell table:style-name="ce98" office:value-type="float" office:value="1197" calcext:value-type="float">
            <text:p><text:s text:c="3"/>1,197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1334" calcext:value-type="float">
            <text:p><text:s text:c="3"/>1,334</text:p>
          </table:table-cell>
          <table:table-cell table:style-name="ce98" office:value-type="float" office:value="1160" calcext:value-type="float">
            <text:p><text:s text:c="3"/>1,160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83" calcext:value-type="float">
            <text:p><text:s text:c="3"/>683</text:p>
          </table:table-cell>
          <table:table-cell table:style-name="ce99" office:value-type="float" office:value="614" calcext:value-type="float">
            <text:p><text:s text:c="3"/>61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667" calcext:value-type="float">
            <text:p><text:s text:c="3"/>667</text:p>
          </table:table-cell>
          <table:table-cell table:style-name="ce99" office:value-type="float" office:value="601" calcext:value-type="float">
            <text:p><text:s text:c="3"/>601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93" calcext:value-type="float">
            <text:p><text:s text:c="3"/>693</text:p>
          </table:table-cell>
          <table:table-cell table:style-name="ce100" office:value-type="float" office:value="583" calcext:value-type="float">
            <text:p><text:s text:c="3"/>583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667" calcext:value-type="float">
            <text:p><text:s text:c="3"/>667</text:p>
          </table:table-cell>
          <table:table-cell table:style-name="ce100" office:value-type="float" office:value="559" calcext:value-type="float">
            <text:p><text:s text:c="3"/>559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450" calcext:value-type="float">
            <text:p><text:s text:c="3"/>1,450</text:p>
          </table:table-cell>
          <table:table-cell table:style-name="ce98" office:value-type="float" office:value="1295" calcext:value-type="float">
            <text:p><text:s text:c="3"/>1,295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398" calcext:value-type="float">
            <text:p><text:s text:c="3"/>1,398</text:p>
          </table:table-cell>
          <table:table-cell table:style-name="ce98" office:value-type="float" office:value="1247" calcext:value-type="float">
            <text:p><text:s text:c="3"/>1,247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11" calcext:value-type="float">
            <text:p><text:s text:c="3"/>711</text:p>
          </table:table-cell>
          <table:table-cell table:style-name="ce99" office:value-type="float" office:value="670" calcext:value-type="float">
            <text:p><text:s text:c="3"/>67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699" calcext:value-type="float">
            <text:p><text:s text:c="3"/>699</text:p>
          </table:table-cell>
          <table:table-cell table:style-name="ce99" office:value-type="float" office:value="658" calcext:value-type="float">
            <text:p><text:s text:c="3"/>658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number-columns-repeated="2" table:style-name="ce99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39" calcext:value-type="float">
            <text:p><text:s text:c="3"/>739</text:p>
          </table:table-cell>
          <table:table-cell table:style-name="ce100" office:value-type="float" office:value="625" calcext:value-type="float">
            <text:p><text:s text:c="3"/>625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699" calcext:value-type="float">
            <text:p><text:s text:c="3"/>699</text:p>
          </table:table-cell>
          <table:table-cell table:style-name="ce100" office:value-type="float" office:value="589" calcext:value-type="float">
            <text:p><text:s text:c="3"/>589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812" calcext:value-type="float">
            <text:p><text:s text:c="3"/>1,812</text:p>
          </table:table-cell>
          <table:table-cell table:style-name="ce98" office:value-type="float" office:value="1639" calcext:value-type="float">
            <text:p><text:s text:c="3"/>1,639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1772" calcext:value-type="float">
            <text:p><text:s text:c="3"/>1,772</text:p>
          </table:table-cell>
          <table:table-cell table:style-name="ce98" office:value-type="float" office:value="1601" calcext:value-type="float">
            <text:p><text:s text:c="3"/>1,601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02" calcext:value-type="float">
            <text:p><text:s text:c="3"/>902</text:p>
          </table:table-cell>
          <table:table-cell table:style-name="ce99" office:value-type="float" office:value="848" calcext:value-type="float">
            <text:p><text:s text:c="3"/>84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886" calcext:value-type="float">
            <text:p><text:s text:c="3"/>886</text:p>
          </table:table-cell>
          <table:table-cell table:style-name="ce99" office:value-type="float" office:value="833" calcext:value-type="float">
            <text:p><text:s text:c="3"/>83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10" calcext:value-type="float">
            <text:p><text:s text:c="3"/>910</text:p>
          </table:table-cell>
          <table:table-cell table:style-name="ce100" office:value-type="float" office:value="791" calcext:value-type="float">
            <text:p><text:s text:c="3"/>791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886" calcext:value-type="float">
            <text:p><text:s text:c="3"/>886</text:p>
          </table:table-cell>
          <table:table-cell table:style-name="ce100" office:value-type="float" office:value="768" calcext:value-type="float">
            <text:p><text:s text:c="3"/>768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116" calcext:value-type="float">
            <text:p><text:s text:c="3"/>1,116</text:p>
          </table:table-cell>
          <table:table-cell table:style-name="ce98" office:value-type="float" office:value="1030" calcext:value-type="float">
            <text:p><text:s text:c="3"/>1,030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074" calcext:value-type="float">
            <text:p><text:s text:c="3"/>1,074</text:p>
          </table:table-cell>
          <table:table-cell table:style-name="ce98" office:value-type="float" office:value="991" calcext:value-type="float">
            <text:p><text:s text:c="3"/>991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553" calcext:value-type="float">
            <text:p><text:s text:c="3"/>553</text:p>
          </table:table-cell>
          <table:table-cell table:style-name="ce99" office:value-type="float" office:value="531" calcext:value-type="float">
            <text:p><text:s text:c="3"/>53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537" calcext:value-type="float">
            <text:p><text:s text:c="3"/>537</text:p>
          </table:table-cell>
          <table:table-cell table:style-name="ce99" office:value-type="float" office:value="516" calcext:value-type="float">
            <text:p><text:s text:c="3"/>51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563" calcext:value-type="float">
            <text:p><text:s text:c="3"/>563</text:p>
          </table:table-cell>
          <table:table-cell table:style-name="ce100" office:value-type="float" office:value="499" calcext:value-type="float">
            <text:p><text:s text:c="3"/>499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37" calcext:value-type="float">
            <text:p><text:s text:c="3"/>537</text:p>
          </table:table-cell>
          <table:table-cell table:style-name="ce100" office:value-type="float" office:value="475" calcext:value-type="float">
            <text:p><text:s text:c="3"/>475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642" calcext:value-type="float">
            <text:p><text:s text:c="3"/>1,642</text:p>
          </table:table-cell>
          <table:table-cell table:style-name="ce98" office:value-type="float" office:value="1489" calcext:value-type="float">
            <text:p><text:s text:c="3"/>1,489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1598" calcext:value-type="float">
            <text:p><text:s text:c="3"/>1,598</text:p>
          </table:table-cell>
          <table:table-cell table:style-name="ce98" office:value-type="float" office:value="1450" calcext:value-type="float">
            <text:p><text:s text:c="3"/>1,450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09" calcext:value-type="float">
            <text:p><text:s text:c="3"/>809</text:p>
          </table:table-cell>
          <table:table-cell table:style-name="ce99" office:value-type="float" office:value="751" calcext:value-type="float">
            <text:p><text:s text:c="3"/>751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799" calcext:value-type="float">
            <text:p><text:s text:c="3"/>799</text:p>
          </table:table-cell>
          <table:table-cell table:style-name="ce99" office:value-type="float" office:value="742" calcext:value-type="float">
            <text:p><text:s text:c="3"/>742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833" calcext:value-type="float">
            <text:p><text:s text:c="3"/>833</text:p>
          </table:table-cell>
          <table:table-cell table:style-name="ce100" office:value-type="float" office:value="738" calcext:value-type="float">
            <text:p><text:s text:c="3"/>738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99" calcext:value-type="float">
            <text:p><text:s text:c="3"/>799</text:p>
          </table:table-cell>
          <table:table-cell table:style-name="ce100" office:value-type="float" office:value="708" calcext:value-type="float">
            <text:p><text:s text:c="3"/>708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3658" calcext:value-type="float">
            <text:p><text:s text:c="3"/>3,658</text:p>
          </table:table-cell>
          <table:table-cell table:style-name="ce98" office:value-type="float" office:value="3293" calcext:value-type="float">
            <text:p><text:s text:c="3"/>3,293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230" calcext:value-type="float">
            <text:p><text:s text:c="3"/>230</text:p>
          </table:table-cell>
          <table:table-cell table:style-name="ce98" office:value-type="float" office:value="174" calcext:value-type="float">
            <text:p><text:s text:c="3"/>174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3550" calcext:value-type="float">
            <text:p><text:s text:c="3"/>3,550</text:p>
          </table:table-cell>
          <table:table-cell table:style-name="ce98" office:value-type="float" office:value="3195" calcext:value-type="float">
            <text:p><text:s text:c="3"/>3,195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225" calcext:value-type="float">
            <text:p><text:s text:c="3"/>225</text:p>
          </table:table-cell>
          <table:table-cell table:style-name="ce98" office:value-type="float" office:value="171" calcext:value-type="float">
            <text:p><text:s text:c="3"/>171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793" calcext:value-type="float">
            <text:p><text:s text:c="3"/>1,793</text:p>
          </table:table-cell>
          <table:table-cell table:style-name="ce99" office:value-type="float" office:value="1697" calcext:value-type="float">
            <text:p><text:s text:c="3"/>1,697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775" calcext:value-type="float">
            <text:p><text:s text:c="3"/>1,775</text:p>
          </table:table-cell>
          <table:table-cell table:style-name="ce99" office:value-type="float" office:value="1683" calcext:value-type="float">
            <text:p><text:s text:c="3"/>1,683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865" calcext:value-type="float">
            <text:p><text:s text:c="3"/>1,865</text:p>
          </table:table-cell>
          <table:table-cell table:style-name="ce100" office:value-type="float" office:value="1596" calcext:value-type="float">
            <text:p><text:s text:c="3"/>1,596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67" calcext:value-type="float">
            <text:p><text:s text:c="3"/>167</text:p>
          </table:table-cell>
          <table:table-cell table:style-name="ce100" office:value-type="float" office:value="156" calcext:value-type="float">
            <text:p><text:s text:c="3"/>156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775" calcext:value-type="float">
            <text:p><text:s text:c="3"/>1,775</text:p>
          </table:table-cell>
          <table:table-cell table:style-name="ce100" office:value-type="float" office:value="1512" calcext:value-type="float">
            <text:p><text:s text:c="3"/>1,512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64" calcext:value-type="float">
            <text:p><text:s text:c="3"/>164</text:p>
          </table:table-cell>
          <table:table-cell table:style-name="ce100" office:value-type="float" office:value="153" calcext:value-type="float">
            <text:p><text:s text:c="3"/>15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22" calcext:value-type="float">
            <text:p><text:s text:c="3"/>322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5" calcext:value-type="float">
            <text:p><text:s text:c="3"/>165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style-name="ce102" office:value-type="float" office:value="139" calcext:value-type="float">
            <text:p><text:s text:c="3"/>13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49" calcext:value-type="float">
            <text:p><text:s text:c="3"/>249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137" calcext:value-type="float">
            <text:p><text:s text:c="3"/>13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0" calcext:value-type="float">
            <text:p><text:s text:c="3"/>660</text:p>
          </table:table-cell>
          <table:table-cell table:style-name="ce101" office:value-type="float" office:value="588" calcext:value-type="float">
            <text:p><text:s text:c="3"/>588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style-name="ce101" office:value-type="float" office:value="569" calcext:value-type="float">
            <text:p><text:s text:c="3"/>569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19" calcext:value-type="float">
            <text:p><text:s text:c="3"/>319</text:p>
          </table:table-cell>
          <table:table-cell table:style-name="ce101" office:value-type="float" office:value="303" calcext:value-type="float">
            <text:p><text:s text:c="3"/>30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19" calcext:value-type="float">
            <text:p><text:s text:c="3"/>319</text:p>
          </table:table-cell>
          <table:table-cell table:style-name="ce101" office:value-type="float" office:value="303" calcext:value-type="float">
            <text:p><text:s text:c="3"/>30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41" calcext:value-type="float">
            <text:p><text:s text:c="3"/>341</text:p>
          </table:table-cell>
          <table:table-cell table:style-name="ce102" office:value-type="float" office:value="285" calcext:value-type="float">
            <text:p><text:s text:c="3"/>285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19" calcext:value-type="float">
            <text:p><text:s text:c="3"/>319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style-name="ce102" office:value-type="float" office:value="91" calcext:value-type="float">
            <text:p><text:s text:c="3"/>9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346" calcext:value-type="float">
            <text:p><text:s text:c="3"/>346</text:p>
          </table:table-cell>
          <table:table-cell table:style-name="ce103" office:value-type="float" office:value="319" calcext:value-type="float">
            <text:p><text:s text:c="3"/>31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42" calcext:value-type="float">
            <text:p><text:s text:c="3"/>342</text:p>
          </table:table-cell>
          <table:table-cell table:style-name="ce101" office:value-type="float" office:value="315" calcext:value-type="float">
            <text:p><text:s text:c="3"/>31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style-name="ce101" office:value-type="float" office:value="187" calcext:value-type="float">
            <text:p><text:s text:c="3"/>18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6" calcext:value-type="float">
            <text:p><text:s text:c="3"/>376</text:p>
          </table:table-cell>
          <table:table-cell table:style-name="ce101" office:value-type="float" office:value="348" calcext:value-type="float">
            <text:p><text:s text:c="3"/>34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79" calcext:value-type="float">
            <text:p><text:s text:c="3"/>179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177" calcext:value-type="float">
            <text:p><text:s text:c="3"/>177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4" calcext:value-type="float">
            <text:p><text:s text:c="3"/>164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1" office:value-type="float" office:value="75" calcext:value-type="float">
            <text:p><text:s text:c="3"/>75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3" calcext:value-type="float">
            <text:p><text:s text:c="3"/>43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3" calcext:value-type="float">
            <text:p><text:s text:c="3"/>43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0" calcext:value-type="float">
            <text:p><text:s text:c="3"/>260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8" calcext:value-type="float">
            <text:p><text:s text:c="3"/>68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11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8752" calcext:value-type="float">
            <text:p><text:s text:c="3"/>208,752</text:p>
          </table:table-cell>
          <table:table-cell table:style-name="ce35" office:value-type="float" office:value="189418" calcext:value-type="float">
            <text:p><text:s text:c="3"/>189,418</text:p>
          </table:table-cell>
          <table:table-cell table:style-name="ce35" office:value-type="float" office:value="189358" calcext:value-type="float">
            <text:p><text:s text:c="3"/>189,358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5170" calcext:value-type="float">
            <text:p><text:s text:c="3"/>5,170</text:p>
          </table:table-cell>
          <table:table-cell table:style-name="ce35" office:value-type="float" office:value="991" calcext:value-type="float">
            <text:p><text:s text:c="3"/>991</text:p>
          </table:table-cell>
          <table:table-cell table:style-name="ce35" office:value-type="float" office:value="4179" calcext:value-type="float">
            <text:p><text:s text:c="3"/>4,179</text:p>
          </table:table-cell>
          <table:table-cell table:style-name="ce35" office:value-type="float" office:value="1096" calcext:value-type="float">
            <text:p><text:s text:c="3"/>1,096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35" office:value-type="float" office:value="989" calcext:value-type="float">
            <text:p><text:s text:c="3"/>989</text:p>
          </table:table-cell>
          <table:table-cell table:style-name="ce35" office:value-type="float" office:value="13068" calcext:value-type="float">
            <text:p><text:s text:c="3"/>13,068</text:p>
          </table:table-cell>
          <table:table-cell table:style-name="ce35" office:value-type="float" office:value="1641" calcext:value-type="float">
            <text:p><text:s text:c="3"/>1,641</text:p>
          </table:table-cell>
          <table:table-cell table:style-name="ce35" office:value-type="float" office:value="11427" calcext:value-type="float">
            <text:p><text:s text:c="3"/>11,427</text:p>
          </table:table-cell>
          <table:table-cell table:style-name="ce35" office:value-type="float" office:value="9596" calcext:value-type="float">
            <text:p><text:s text:c="3"/>9,596</text:p>
          </table:table-cell>
          <table:table-cell table:style-name="ce35" office:value-type="float" office:value="1616" calcext:value-type="float">
            <text:p><text:s text:c="3"/>1,616</text:p>
          </table:table-cell>
          <table:table-cell table:style-name="ce35" office:value-type="float" office:value="7980" calcext:value-type="float">
            <text:p><text:s text:c="3"/>7,980</text:p>
          </table:table-cell>
          <table:table-cell table:style-name="ce35" office:value-type="float" office:value="3472" calcext:value-type="float">
            <text:p><text:s text:c="3"/>3,47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447" calcext:value-type="float">
            <text:p><text:s text:c="3"/>3,447</text:p>
          </table:table-cell>
          <table:table-cell table:style-name="ce35" office:value-type="float" office:value="202142" calcext:value-type="float">
            <text:p><text:s text:c="3"/>202,142</text:p>
          </table:table-cell>
          <table:table-cell table:style-name="ce35" office:value-type="float" office:value="183404" calcext:value-type="float">
            <text:p><text:s text:c="3"/>183,404</text:p>
          </table:table-cell>
          <table:table-cell table:style-name="ce35" office:value-type="float" office:value="183344" calcext:value-type="float">
            <text:p><text:s text:c="3"/>183,344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5008" calcext:value-type="float">
            <text:p><text:s text:c="3"/>5,008</text:p>
          </table:table-cell>
          <table:table-cell table:style-name="ce35" office:value-type="float" office:value="984" calcext:value-type="float">
            <text:p><text:s text:c="3"/>984</text:p>
          </table:table-cell>
          <table:table-cell table:style-name="ce35" office:value-type="float" office:value="4024" calcext:value-type="float">
            <text:p><text:s text:c="3"/>4,024</text:p>
          </table:table-cell>
          <table:table-cell table:style-name="ce35" office:value-type="float" office:value="1001" calcext:value-type="float">
            <text:p><text:s text:c="3"/>1,001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919" calcext:value-type="float">
            <text:p><text:s text:c="3"/>919</text:p>
          </table:table-cell>
          <table:table-cell table:style-name="ce35" office:value-type="float" office:value="12729" calcext:value-type="float">
            <text:p><text:s text:c="3"/>12,729</text:p>
          </table:table-cell>
          <table:table-cell table:style-name="ce35" office:value-type="float" office:value="1627" calcext:value-type="float">
            <text:p><text:s text:c="3"/>1,627</text:p>
          </table:table-cell>
          <table:table-cell table:style-name="ce35" office:value-type="float" office:value="11102" calcext:value-type="float">
            <text:p><text:s text:c="3"/>11,102</text:p>
          </table:table-cell>
          <table:table-cell table:style-name="ce35" office:value-type="float" office:value="9383" calcext:value-type="float">
            <text:p><text:s text:c="3"/>9,383</text:p>
          </table:table-cell>
          <table:table-cell table:style-name="ce35" office:value-type="float" office:value="1603" calcext:value-type="float">
            <text:p><text:s text:c="3"/>1,603</text:p>
          </table:table-cell>
          <table:table-cell table:style-name="ce35" office:value-type="float" office:value="7780" calcext:value-type="float">
            <text:p><text:s text:c="3"/>7,780</text:p>
          </table:table-cell>
          <table:table-cell table:style-name="ce35" office:value-type="float" office:value="3346" calcext:value-type="float">
            <text:p><text:s text:c="3"/>3,346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3322" calcext:value-type="float">
            <text:p><text:s text:c="3"/>3,322</text:p>
          </table:table-cell>
          <table:table-cell table:style-name="ce35" office:value-type="float" office:value="6610" calcext:value-type="float">
            <text:p><text:s text:c="3"/>6,610</text:p>
          </table:table-cell>
          <table:table-cell table:number-columns-repeated="2" table:style-name="ce35" office:value-type="float" office:value="6014" calcext:value-type="float">
            <text:p><text:s text:c="3"/>6,01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339" calcext:value-type="float">
            <text:p><text:s text:c="3"/>339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325" calcext:value-type="float">
            <text:p><text:s text:c="3"/>325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126" calcext:value-type="float">
            <text:p><text:s text:c="3"/>12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25" calcext:value-type="float">
            <text:p><text:s text:c="3"/>125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3157" calcext:value-type="float">
            <text:p><text:s text:c="3"/>103,157</text:p>
          </table:table-cell>
          <table:table-cell table:style-name="ce36" office:value-type="float" office:value="97294" calcext:value-type="float">
            <text:p><text:s text:c="3"/>97,294</text:p>
          </table:table-cell>
          <table:table-cell table:style-name="ce36" office:value-type="float" office:value="97259" calcext:value-type="float">
            <text:p><text:s text:c="3"/>97,259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291" calcext:value-type="float">
            <text:p><text:s text:c="3"/>1,291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1192" calcext:value-type="float">
            <text:p><text:s text:c="3"/>1,192</text:p>
          </table:table-cell>
          <table:table-cell table:style-name="ce36" office:value-type="float" office:value="498" calcext:value-type="float">
            <text:p><text:s text:c="3"/>498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4074" calcext:value-type="float">
            <text:p><text:s text:c="3"/>4,074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3998" calcext:value-type="float">
            <text:p><text:s text:c="3"/>3,998</text:p>
          </table:table-cell>
          <table:table-cell table:style-name="ce36" office:value-type="float" office:value="1506" calcext:value-type="float">
            <text:p><text:s text:c="3"/>1,506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451" calcext:value-type="float">
            <text:p><text:s text:c="3"/>1,451</text:p>
          </table:table-cell>
          <table:table-cell table:style-name="ce36" office:value-type="float" office:value="2568" calcext:value-type="float">
            <text:p><text:s text:c="3"/>2,568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547" calcext:value-type="float">
            <text:p><text:s text:c="3"/>2,547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95471" calcext:value-type="float">
            <text:p><text:s text:c="3"/>95,471</text:p>
          </table:table-cell>
          <table:table-cell table:style-name="ce36" office:value-type="float" office:value="95436" calcext:value-type="float">
            <text:p><text:s text:c="3"/>95,436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240" calcext:value-type="float">
            <text:p><text:s text:c="3"/>1,240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style-name="ce36" office:value-type="float" office:value="1142" calcext:value-type="float">
            <text:p><text:s text:c="3"/>1,142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10" calcext:value-type="float">
            <text:p><text:s text:c="3"/>410</text:p>
          </table:table-cell>
          <table:table-cell table:style-name="ce36" office:value-type="float" office:value="3913" calcext:value-type="float">
            <text:p><text:s text:c="3"/>3,913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3840" calcext:value-type="float">
            <text:p><text:s text:c="3"/>3,840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384" calcext:value-type="float">
            <text:p><text:s text:c="3"/>1,384</text:p>
          </table:table-cell>
          <table:table-cell table:style-name="ce36" office:value-type="float" office:value="2476" calcext:value-type="float">
            <text:p><text:s text:c="3"/>2,47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456" calcext:value-type="float">
            <text:p><text:s text:c="3"/>2,456</text:p>
          </table:table-cell>
          <table:table-cell table:style-name="ce36" office:value-type="float" office:value="2086" calcext:value-type="float">
            <text:p><text:s text:c="3"/>2,086</text:p>
          </table:table-cell>
          <table:table-cell table:number-columns-repeated="2" table:style-name="ce36" office:value-type="float" office:value="1823" calcext:value-type="float">
            <text:p><text:s text:c="3"/>1,82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61" calcext:value-type="float">
            <text:p><text:s text:c="3"/>16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91" calcext:value-type="float">
            <text:p><text:s text:c="3"/>91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5595" calcext:value-type="float">
            <text:p><text:s text:c="3"/>105,595</text:p>
          </table:table-cell>
          <table:table-cell table:style-name="ce36" office:value-type="float" office:value="92124" calcext:value-type="float">
            <text:p><text:s text:c="3"/>92,124</text:p>
          </table:table-cell>
          <table:table-cell table:style-name="ce36" office:value-type="float" office:value="92099" calcext:value-type="float">
            <text:p><text:s text:c="3"/>92,099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879" calcext:value-type="float">
            <text:p><text:s text:c="3"/>3,879</text:p>
          </table:table-cell>
          <table:table-cell table:style-name="ce36" office:value-type="float" office:value="892" calcext:value-type="float">
            <text:p><text:s text:c="3"/>892</text:p>
          </table:table-cell>
          <table:table-cell table:style-name="ce36" office:value-type="float" office:value="2987" calcext:value-type="float">
            <text:p><text:s text:c="3"/>2,987</text:p>
          </table:table-cell>
          <table:table-cell table:style-name="ce36" office:value-type="float" office:value="598" calcext:value-type="float">
            <text:p><text:s text:c="3"/>59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42" calcext:value-type="float">
            <text:p><text:s text:c="3"/>542</text:p>
          </table:table-cell>
          <table:table-cell table:style-name="ce36" office:value-type="float" office:value="8994" calcext:value-type="float">
            <text:p><text:s text:c="3"/>8,994</text:p>
          </table:table-cell>
          <table:table-cell table:style-name="ce36" office:value-type="float" office:value="1565" calcext:value-type="float">
            <text:p><text:s text:c="3"/>1,565</text:p>
          </table:table-cell>
          <table:table-cell table:style-name="ce36" office:value-type="float" office:value="7429" calcext:value-type="float">
            <text:p><text:s text:c="3"/>7,429</text:p>
          </table:table-cell>
          <table:table-cell table:style-name="ce36" office:value-type="float" office:value="8090" calcext:value-type="float">
            <text:p><text:s text:c="3"/>8,090</text:p>
          </table:table-cell>
          <table:table-cell table:style-name="ce36" office:value-type="float" office:value="1561" calcext:value-type="float">
            <text:p><text:s text:c="3"/>1,561</text:p>
          </table:table-cell>
          <table:table-cell table:style-name="ce36" office:value-type="float" office:value="6529" calcext:value-type="float">
            <text:p><text:s text:c="3"/>6,529</text:p>
          </table:table-cell>
          <table:table-cell table:style-name="ce36" office:value-type="float" office:value="904" calcext:value-type="float">
            <text:p><text:s text:c="3"/>90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900" calcext:value-type="float">
            <text:p><text:s text:c="3"/>900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87933" calcext:value-type="float">
            <text:p><text:s text:c="3"/>87,933</text:p>
          </table:table-cell>
          <table:table-cell table:style-name="ce36" office:value-type="float" office:value="87908" calcext:value-type="float">
            <text:p><text:s text:c="3"/>87,908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768" calcext:value-type="float">
            <text:p><text:s text:c="3"/>3,768</text:p>
          </table:table-cell>
          <table:table-cell table:style-name="ce36" office:value-type="float" office:value="886" calcext:value-type="float">
            <text:p><text:s text:c="3"/>886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554" calcext:value-type="float">
            <text:p><text:s text:c="3"/>55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509" calcext:value-type="float">
            <text:p><text:s text:c="3"/>509</text:p>
          </table:table-cell>
          <table:table-cell table:style-name="ce36" office:value-type="float" office:value="8816" calcext:value-type="float">
            <text:p><text:s text:c="3"/>8,816</text:p>
          </table:table-cell>
          <table:table-cell table:style-name="ce36" office:value-type="float" office:value="1554" calcext:value-type="float">
            <text:p><text:s text:c="3"/>1,554</text:p>
          </table:table-cell>
          <table:table-cell table:style-name="ce36" office:value-type="float" office:value="7262" calcext:value-type="float">
            <text:p><text:s text:c="3"/>7,262</text:p>
          </table:table-cell>
          <table:table-cell table:style-name="ce36" office:value-type="float" office:value="7946" calcext:value-type="float">
            <text:p><text:s text:c="3"/>7,946</text:p>
          </table:table-cell>
          <table:table-cell table:style-name="ce36" office:value-type="float" office:value="1550" calcext:value-type="float">
            <text:p><text:s text:c="3"/>1,550</text:p>
          </table:table-cell>
          <table:table-cell table:style-name="ce36" office:value-type="float" office:value="6396" calcext:value-type="float">
            <text:p><text:s text:c="3"/>6,396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66" calcext:value-type="float">
            <text:p><text:s text:c="3"/>866</text:p>
          </table:table-cell>
          <table:table-cell table:style-name="ce36" office:value-type="float" office:value="4524" calcext:value-type="float">
            <text:p><text:s text:c="3"/>4,524</text:p>
          </table:table-cell>
          <table:table-cell table:number-columns-repeated="2" table:style-name="ce36" office:value-type="float" office:value="4191" calcext:value-type="float">
            <text:p><text:s text:c="3"/>4,19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33" calcext:value-type="float">
            <text:p><text:s text:c="3"/>133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23892" calcext:value-type="float">
            <text:p><text:s text:c="3"/>23,89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933" calcext:value-type="float">
            <text:p><text:s text:c="3"/>933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23080" calcext:value-type="float">
            <text:p><text:s text:c="3"/>23,08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900" calcext:value-type="float">
            <text:p><text:s text:c="3"/>90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number-columns-repeated="2" table:style-name="ce37" office:value-type="float" office:value="812" calcext:value-type="float">
            <text:p><text:s text:c="3"/>8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2118" calcext:value-type="float">
            <text:p><text:s text:c="3"/>12,1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1878" calcext:value-type="float">
            <text:p><text:s text:c="3"/>11,8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number-columns-repeated="2" table:style-name="ce38" office:value-type="float" office:value="240" calcext:value-type="float">
            <text:p><text:s text:c="3"/>2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11774" calcext:value-type="float">
            <text:p><text:s text:c="3"/>11,7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28" calcext:value-type="float">
            <text:p><text:s text:c="3"/>52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11202" calcext:value-type="float">
            <text:p><text:s text:c="3"/>11,2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0" calcext:value-type="float">
            <text:p><text:s text:c="3"/>580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number-columns-repeated="2" table:style-name="ce38" office:value-type="float" office:value="572" calcext:value-type="float">
            <text:p><text:s text:c="3"/>5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13801" calcext:value-type="float">
            <text:p><text:s text:c="3"/>13,8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6" calcext:value-type="float">
            <text:p><text:s text:c="3"/>256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13315" calcext:value-type="float">
            <text:p><text:s text:c="3"/>13,31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13" calcext:value-type="float">
            <text:p><text:s text:c="3"/>613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number-columns-repeated="2" table:style-name="ce37" office:value-type="float" office:value="486" calcext:value-type="float">
            <text:p><text:s text:c="3"/>4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7078" calcext:value-type="float">
            <text:p><text:s text:c="3"/>7,0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6955" calcext:value-type="float">
            <text:p><text:s text:c="3"/>6,9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6723" calcext:value-type="float">
            <text:p><text:s text:c="3"/>6,7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87" calcext:value-type="float">
            <text:p><text:s text:c="3"/>58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6360" calcext:value-type="float">
            <text:p><text:s text:c="3"/>6,3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3" calcext:value-type="float">
            <text:p><text:s text:c="3"/>3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13248" calcext:value-type="float">
            <text:p><text:s text:c="3"/>13,24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12775" calcext:value-type="float">
            <text:p><text:s text:c="3"/>12,7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898" calcext:value-type="float">
            <text:p><text:s text:c="3"/>898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626" calcext:value-type="float">
            <text:p><text:s text:c="3"/>62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6843" calcext:value-type="float">
            <text:p><text:s text:c="3"/>6,8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6698" calcext:value-type="float">
            <text:p><text:s text:c="3"/>6,69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6405" calcext:value-type="float">
            <text:p><text:s text:c="3"/>6,40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6077" calcext:value-type="float">
            <text:p><text:s text:c="3"/>6,0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19" calcext:value-type="float">
            <text:p><text:s text:c="3"/>51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number-columns-repeated="2" table:style-name="ce38" office:value-type="float" office:value="328" calcext:value-type="float">
            <text:p><text:s text:c="3"/>3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10342" calcext:value-type="float">
            <text:p><text:s text:c="3"/>10,34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9921" calcext:value-type="float">
            <text:p><text:s text:c="3"/>9,9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66" calcext:value-type="float">
            <text:p><text:s text:c="3"/>366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794" calcext:value-type="float">
            <text:p><text:s text:c="3"/>794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number-columns-repeated="2" table:style-name="ce37" office:value-type="float" office:value="421" calcext:value-type="float">
            <text:p><text:s text:c="3"/>4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5416" calcext:value-type="float">
            <text:p><text:s text:c="3"/>5,4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5265" calcext:value-type="float">
            <text:p><text:s text:c="3"/>5,26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number-columns-repeated="2" table:style-name="ce38" office:value-type="float" office:value="4926" calcext:value-type="float">
            <text:p><text:s text:c="3"/>4,9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number-columns-repeated="2" table:style-name="ce38" office:value-type="float" office:value="4656" calcext:value-type="float">
            <text:p><text:s text:c="3"/>4,6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43" calcext:value-type="float">
            <text:p><text:s text:c="3"/>54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number-columns-repeated="2" table:style-name="ce38" office:value-type="float" office:value="270" calcext:value-type="float">
            <text:p><text:s text:c="3"/>2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10234" calcext:value-type="float">
            <text:p><text:s text:c="3"/>10,23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9808" calcext:value-type="float">
            <text:p><text:s text:c="3"/>9,80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76" calcext:value-type="float">
            <text:p><text:s text:c="3"/>876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number-columns-repeated="2" table:style-name="ce37" office:value-type="float" office:value="426" calcext:value-type="float">
            <text:p><text:s text:c="3"/>4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5319" calcext:value-type="float">
            <text:p><text:s text:c="3"/>5,31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0" calcext:value-type="float">
            <text:p><text:s text:c="3"/>3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5182" calcext:value-type="float">
            <text:p><text:s text:c="3"/>5,18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7" calcext:value-type="float">
            <text:p><text:s text:c="3"/>1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4915" calcext:value-type="float">
            <text:p><text:s text:c="3"/>4,9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4626" calcext:value-type="float">
            <text:p><text:s text:c="3"/>4,62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2" calcext:value-type="float">
            <text:p><text:s text:c="3"/>50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number-columns-repeated="2" table:style-name="ce38" office:value-type="float" office:value="289" calcext:value-type="float">
            <text:p><text:s text:c="3"/>2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70" calcext:value-type="float">
            <text:p><text:s text:c="3"/>21,470</text:p>
          </table:table-cell>
          <table:table-cell table:style-name="ce37" office:value-type="float" office:value="19733" calcext:value-type="float">
            <text:p><text:s text:c="3"/>19,733</text:p>
          </table:table-cell>
          <table:table-cell table:style-name="ce37" office:value-type="float" office:value="19727" calcext:value-type="float">
            <text:p><text:s text:c="3"/>19,7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0856" calcext:value-type="float">
            <text:p><text:s text:c="3"/>20,856</text:p>
          </table:table-cell>
          <table:table-cell table:style-name="ce37" office:value-type="float" office:value="19178" calcext:value-type="float">
            <text:p><text:s text:c="3"/>19,178</text:p>
          </table:table-cell>
          <table:table-cell table:style-name="ce37" office:value-type="float" office:value="19172" calcext:value-type="float">
            <text:p><text:s text:c="3"/>19,17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36" calcext:value-type="float">
            <text:p><text:s text:c="3"/>43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32" calcext:value-type="float">
            <text:p><text:s text:c="3"/>1,132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973" calcext:value-type="float">
            <text:p><text:s text:c="3"/>973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55" calcext:value-type="float">
            <text:p><text:s text:c="3"/>55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46" calcext:value-type="float">
            <text:p><text:s text:c="3"/>10,646</text:p>
          </table:table-cell>
          <table:table-cell table:style-name="ce38" office:value-type="float" office:value="10077" calcext:value-type="float">
            <text:p><text:s text:c="3"/>10,077</text:p>
          </table:table-cell>
          <table:table-cell table:style-name="ce38" office:value-type="float" office:value="10075" calcext:value-type="float">
            <text:p><text:s text:c="3"/>10,0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888" calcext:value-type="float">
            <text:p><text:s text:c="3"/>9,888</text:p>
          </table:table-cell>
          <table:table-cell table:style-name="ce38" office:value-type="float" office:value="9886" calcext:value-type="float">
            <text:p><text:s text:c="3"/>9,88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70" calcext:value-type="float">
            <text:p><text:s text:c="3"/>370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24" calcext:value-type="float">
            <text:p><text:s text:c="3"/>10,824</text:p>
          </table:table-cell>
          <table:table-cell table:style-name="ce38" office:value-type="float" office:value="9656" calcext:value-type="float">
            <text:p><text:s text:c="3"/>9,656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290" calcext:value-type="float">
            <text:p><text:s text:c="3"/>9,290</text:p>
          </table:table-cell>
          <table:table-cell table:style-name="ce38" office:value-type="float" office:value="9286" calcext:value-type="float">
            <text:p><text:s text:c="3"/>9,2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754" calcext:value-type="float">
            <text:p><text:s text:c="3"/>75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681" calcext:value-type="float">
            <text:p><text:s text:c="3"/>68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172" calcext:value-type="float">
            <text:p><text:s text:c="3"/>17,172</text:p>
          </table:table-cell>
          <table:table-cell table:style-name="ce37" office:value-type="float" office:value="15720" calcext:value-type="float">
            <text:p><text:s text:c="3"/>15,720</text:p>
          </table:table-cell>
          <table:table-cell table:style-name="ce37" office:value-type="float" office:value="15714" calcext:value-type="float">
            <text:p><text:s text:c="3"/>15,7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038" calcext:value-type="float">
            <text:p><text:s text:c="3"/>1,03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01" calcext:value-type="float">
            <text:p><text:s text:c="3"/>901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16654" calcext:value-type="float">
            <text:p><text:s text:c="3"/>16,654</text:p>
          </table:table-cell>
          <table:table-cell table:style-name="ce37" office:value-type="float" office:value="15250" calcext:value-type="float">
            <text:p><text:s text:c="3"/>15,250</text:p>
          </table:table-cell>
          <table:table-cell table:style-name="ce37" office:value-type="float" office:value="15244" calcext:value-type="float">
            <text:p><text:s text:c="3"/>15,24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871" calcext:value-type="float">
            <text:p><text:s text:c="3"/>871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00" calcext:value-type="float">
            <text:p><text:s text:c="3"/>600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18" calcext:value-type="float">
            <text:p><text:s text:c="3"/>518</text:p>
          </table:table-cell>
          <table:table-cell table:number-columns-repeated="2" table:style-name="ce37" office:value-type="float" office:value="470" calcext:value-type="float">
            <text:p><text:s text:c="3"/>47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499" calcext:value-type="float">
            <text:p><text:s text:c="3"/>8,499</text:p>
          </table:table-cell>
          <table:table-cell table:style-name="ce38" office:value-type="float" office:value="8048" calcext:value-type="float">
            <text:p><text:s text:c="3"/>8,048</text:p>
          </table:table-cell>
          <table:table-cell table:style-name="ce38" office:value-type="float" office:value="8045" calcext:value-type="float">
            <text:p><text:s text:c="3"/>8,04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898" calcext:value-type="float">
            <text:p><text:s text:c="3"/>7,898</text:p>
          </table:table-cell>
          <table:table-cell table:style-name="ce38" office:value-type="float" office:value="7895" calcext:value-type="float">
            <text:p><text:s text:c="3"/>7,89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number-columns-repeated="2" table:style-name="ce38" office:value-type="float" office:value="150" calcext:value-type="float">
            <text:p><text:s text:c="3"/>1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673" calcext:value-type="float">
            <text:p><text:s text:c="3"/>8,673</text:p>
          </table:table-cell>
          <table:table-cell table:style-name="ce38" office:value-type="float" office:value="7672" calcext:value-type="float">
            <text:p><text:s text:c="3"/>7,672</text:p>
          </table:table-cell>
          <table:table-cell table:style-name="ce38" office:value-type="float" office:value="7669" calcext:value-type="float">
            <text:p><text:s text:c="3"/>7,66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06" calcext:value-type="float">
            <text:p><text:s text:c="3"/>706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632" calcext:value-type="float">
            <text:p><text:s text:c="3"/>63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352" calcext:value-type="float">
            <text:p><text:s text:c="3"/>7,352</text:p>
          </table:table-cell>
          <table:table-cell table:style-name="ce38" office:value-type="float" office:value="7349" calcext:value-type="float">
            <text:p><text:s text:c="3"/>7,3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87" calcext:value-type="float">
            <text:p><text:s text:c="3"/>687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0" calcext:value-type="float">
            <text:p><text:s text:c="3"/>3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632" calcext:value-type="float">
            <text:p><text:s text:c="3"/>21,632</text:p>
          </table:table-cell>
          <table:table-cell table:style-name="ce37" office:value-type="float" office:value="19924" calcext:value-type="float">
            <text:p><text:s text:c="3"/>19,924</text:p>
          </table:table-cell>
          <table:table-cell table:style-name="ce37" office:value-type="float" office:value="19916" calcext:value-type="float">
            <text:p><text:s text:c="3"/>19,91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84" calcext:value-type="float">
            <text:p><text:s text:c="3"/>1,18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56" calcext:value-type="float">
            <text:p><text:s text:c="3"/>1,056</text:p>
          </table:table-cell>
          <table:table-cell table:style-name="ce37" office:value-type="float" office:value="825" calcext:value-type="float">
            <text:p><text:s text:c="3"/>82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98" calcext:value-type="float">
            <text:p><text:s text:c="3"/>698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0912" calcext:value-type="float">
            <text:p><text:s text:c="3"/>20,912</text:p>
          </table:table-cell>
          <table:table-cell table:style-name="ce37" office:value-type="float" office:value="19271" calcext:value-type="float">
            <text:p><text:s text:c="3"/>19,271</text:p>
          </table:table-cell>
          <table:table-cell table:style-name="ce37" office:value-type="float" office:value="19263" calcext:value-type="float">
            <text:p><text:s text:c="3"/>19,2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1" calcext:value-type="float">
            <text:p><text:s text:c="3"/>1,151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026" calcext:value-type="float">
            <text:p><text:s text:c="3"/>1,026</text:p>
          </table:table-cell>
          <table:table-cell table:style-name="ce37" office:value-type="float" office:value="802" calcext:value-type="float">
            <text:p><text:s text:c="3"/>802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720" calcext:value-type="float">
            <text:p><text:s text:c="3"/>720</text:p>
          </table:table-cell>
          <table:table-cell table:number-columns-repeated="2" table:style-name="ce37" office:value-type="float" office:value="653" calcext:value-type="float">
            <text:p><text:s text:c="3"/>6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58" calcext:value-type="float">
            <text:p><text:s text:c="3"/>10,658</text:p>
          </table:table-cell>
          <table:table-cell table:style-name="ce38" office:value-type="float" office:value="10105" calcext:value-type="float">
            <text:p><text:s text:c="3"/>10,105</text:p>
          </table:table-cell>
          <table:table-cell table:style-name="ce38" office:value-type="float" office:value="10100" calcext:value-type="float">
            <text:p><text:s text:c="3"/>10,10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927" calcext:value-type="float">
            <text:p><text:s text:c="3"/>9,927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85" calcext:value-type="float">
            <text:p><text:s text:c="3"/>3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78" calcext:value-type="float">
            <text:p><text:s text:c="3"/>1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74" calcext:value-type="float">
            <text:p><text:s text:c="3"/>10,974</text:p>
          </table:table-cell>
          <table:table-cell table:style-name="ce38" office:value-type="float" office:value="9819" calcext:value-type="float">
            <text:p><text:s text:c="3"/>9,819</text:p>
          </table:table-cell>
          <table:table-cell table:style-name="ce38" office:value-type="float" office:value="9816" calcext:value-type="float">
            <text:p><text:s text:c="3"/>9,81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1" calcext:value-type="float">
            <text:p><text:s text:c="3"/>661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70" calcext:value-type="float">
            <text:p><text:s text:c="3"/>570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344" calcext:value-type="float">
            <text:p><text:s text:c="3"/>9,344</text:p>
          </table:table-cell>
          <table:table-cell table:style-name="ce38" office:value-type="float" office:value="9341" calcext:value-type="float">
            <text:p><text:s text:c="3"/>9,3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09" calcext:value-type="float">
            <text:p><text:s text:c="3"/>20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number-columns-repeated="2" table:style-name="ce38" office:value-type="float" office:value="475" calcext:value-type="float">
            <text:p><text:s text:c="3"/>4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5年</text:p>
            <text:p>截至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1912" calcext:value-type="float">
            <text:p><text:s text:c="3"/>31,912</text:p>
          </table:table-cell>
          <table:table-cell table:style-name="ce35" office:value-type="float" office:value="29041" calcext:value-type="float">
            <text:p><text:s text:c="3"/>29,041</text:p>
          </table:table-cell>
          <table:table-cell table:style-name="ce35" office:value-type="float" office:value="29028" calcext:value-type="float">
            <text:p><text:s text:c="3"/>29,028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862" calcext:value-type="float">
            <text:p><text:s text:c="3"/>862</text:p>
          </table:table-cell>
          <table:table-cell table:style-name="ce35" office:value-type="float" office:value="139" calcext:value-type="float">
            <text:p><text:s text:c="3"/>139</text:p>
          </table:table-cell>
          <table:table-cell table:style-name="ce35" office:value-type="float" office:value="723" calcext:value-type="float">
            <text:p><text:s text:c="3"/>723</text:p>
          </table:table-cell>
          <table:table-cell table:style-name="ce35" office:value-type="float" office:value="141" calcext:value-type="float">
            <text:p><text:s text:c="3"/>141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27" calcext:value-type="float">
            <text:p><text:s text:c="3"/>127</text:p>
          </table:table-cell>
          <table:table-cell table:style-name="ce35" office:value-type="float" office:value="1868" calcext:value-type="float">
            <text:p><text:s text:c="3"/>1,868</text:p>
          </table:table-cell>
          <table:table-cell table:style-name="ce35" office:value-type="float" office:value="216" calcext:value-type="float">
            <text:p><text:s text:c="3"/>216</text:p>
          </table:table-cell>
          <table:table-cell table:style-name="ce35" office:value-type="float" office:value="1652" calcext:value-type="float">
            <text:p><text:s text:c="3"/>1,652</text:p>
          </table:table-cell>
          <table:table-cell table:style-name="ce35" office:value-type="float" office:value="1282" calcext:value-type="float">
            <text:p><text:s text:c="3"/>1,282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1071" calcext:value-type="float">
            <text:p><text:s text:c="3"/>1,071</text:p>
          </table:table-cell>
          <table:table-cell table:style-name="ce35" office:value-type="float" office:value="586" calcext:value-type="float">
            <text:p><text:s text:c="3"/>58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581" calcext:value-type="float">
            <text:p><text:s text:c="3"/>581</text:p>
          </table:table-cell>
          <table:table-cell table:style-name="ce35" office:value-type="float" office:value="31032" calcext:value-type="float">
            <text:p><text:s text:c="3"/>31,032</text:p>
          </table:table-cell>
          <table:table-cell table:style-name="ce35" office:value-type="float" office:value="28246" calcext:value-type="float">
            <text:p><text:s text:c="3"/>28,246</text:p>
          </table:table-cell>
          <table:table-cell table:style-name="ce35" office:value-type="float" office:value="28233" calcext:value-type="float">
            <text:p><text:s text:c="3"/>28,233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838" calcext:value-type="float">
            <text:p><text:s text:c="3"/>83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701" calcext:value-type="float">
            <text:p><text:s text:c="3"/>701</text:p>
          </table:table-cell>
          <table:table-cell table:style-name="ce35" office:value-type="float" office:value="133" calcext:value-type="float">
            <text:p><text:s text:c="3"/>133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1815" calcext:value-type="float">
            <text:p><text:s text:c="3"/>1,815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1603" calcext:value-type="float">
            <text:p><text:s text:c="3"/>1,603</text:p>
          </table:table-cell>
          <table:table-cell table:style-name="ce35" office:value-type="float" office:value="1253" calcext:value-type="float">
            <text:p><text:s text:c="3"/>1,253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1046" calcext:value-type="float">
            <text:p><text:s text:c="3"/>1,04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557" calcext:value-type="float">
            <text:p><text:s text:c="3"/>557</text:p>
          </table:table-cell>
          <table:table-cell table:style-name="ce35" office:value-type="float" office:value="880" calcext:value-type="float">
            <text:p><text:s text:c="3"/>880</text:p>
          </table:table-cell>
          <table:table-cell table:number-columns-repeated="2" table:style-name="ce35" office:value-type="float" office:value="795" calcext:value-type="float">
            <text:p><text:s text:c="3"/>79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8" calcext:value-type="float">
            <text:p><text:s text:c="3"/>8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5782" calcext:value-type="float">
            <text:p><text:s text:c="3"/>15,782</text:p>
          </table:table-cell>
          <table:table-cell table:style-name="ce36" office:value-type="float" office:value="14845" calcext:value-type="float">
            <text:p><text:s text:c="3"/>14,845</text:p>
          </table:table-cell>
          <table:table-cell table:style-name="ce36" office:value-type="float" office:value="14833" calcext:value-type="float">
            <text:p><text:s text:c="3"/>14,83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90" calcext:value-type="float">
            <text:p><text:s text:c="3"/>190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674" calcext:value-type="float">
            <text:p><text:s text:c="3"/>674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659" calcext:value-type="float">
            <text:p><text:s text:c="3"/>659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15516" calcext:value-type="float">
            <text:p><text:s text:c="3"/>15,516</text:p>
          </table:table-cell>
          <table:table-cell table:style-name="ce36" office:value-type="float" office:value="14613" calcext:value-type="float">
            <text:p><text:s text:c="3"/>14,613</text:p>
          </table:table-cell>
          <table:table-cell table:style-name="ce36" office:value-type="float" office:value="14601" calcext:value-type="float">
            <text:p><text:s text:c="3"/>14,60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652" calcext:value-type="float">
            <text:p><text:s text:c="3"/>65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637" calcext:value-type="float">
            <text:p><text:s text:c="3"/>63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446" calcext:value-type="float">
            <text:p><text:s text:c="3"/>44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42" calcext:value-type="float">
            <text:p><text:s text:c="3"/>442</text:p>
          </table:table-cell>
          <table:table-cell table:style-name="ce36" office:value-type="float" office:value="266" calcext:value-type="float">
            <text:p><text:s text:c="3"/>266</text:p>
          </table:table-cell>
          <table:table-cell table:number-columns-repeated="2" table:style-name="ce36" office:value-type="float" office:value="232" calcext:value-type="float">
            <text:p><text:s text:c="3"/>23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6130" calcext:value-type="float">
            <text:p><text:s text:c="3"/>16,130</text:p>
          </table:table-cell>
          <table:table-cell table:style-name="ce36" office:value-type="float" office:value="14196" calcext:value-type="float">
            <text:p><text:s text:c="3"/>14,196</text:p>
          </table:table-cell>
          <table:table-cell table:style-name="ce36" office:value-type="float" office:value="14195" calcext:value-type="float">
            <text:p><text:s text:c="3"/>14,19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57" calcext:value-type="float">
            <text:p><text:s text:c="3"/>657</text:p>
          </table:table-cell>
          <table:table-cell table:style-name="ce36" office:value-type="float" office:value="124" calcext:value-type="float">
            <text:p><text:s text:c="3"/>124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194" calcext:value-type="float">
            <text:p><text:s text:c="3"/>1,194</text:p>
          </table:table-cell>
          <table:table-cell table:style-name="ce36" office:value-type="float" office:value="201" calcext:value-type="float">
            <text:p><text:s text:c="3"/>201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1072" calcext:value-type="float">
            <text:p><text:s text:c="3"/>1,072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872" calcext:value-type="float">
            <text:p><text:s text:c="3"/>872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21" calcext:value-type="float">
            <text:p><text:s text:c="3"/>121</text:p>
          </table:table-cell>
          <table:table-cell table:style-name="ce36" office:value-type="float" office:value="15516" calcext:value-type="float">
            <text:p><text:s text:c="3"/>15,516</text:p>
          </table:table-cell>
          <table:table-cell table:style-name="ce36" office:value-type="float" office:value="13633" calcext:value-type="float">
            <text:p><text:s text:c="3"/>13,633</text:p>
          </table:table-cell>
          <table:table-cell table:style-name="ce36" office:value-type="float" office:value="13632" calcext:value-type="float">
            <text:p><text:s text:c="3"/>13,6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2" calcext:value-type="float">
            <text:p><text:s text:c="3"/>642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519" calcext:value-type="float">
            <text:p><text:s text:c="3"/>519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1163" calcext:value-type="float">
            <text:p><text:s text:c="3"/>1,163</text:p>
          </table:table-cell>
          <table:table-cell table:style-name="ce36" office:value-type="float" office:value="197" calcext:value-type="float">
            <text:p><text:s text:c="3"/>197</text:p>
          </table:table-cell>
          <table:table-cell table:style-name="ce36" office:value-type="float" office:value="966" calcext:value-type="float">
            <text:p><text:s text:c="3"/>966</text:p>
          </table:table-cell>
          <table:table-cell table:style-name="ce36" office:value-type="float" office:value="1047" calcext:value-type="float">
            <text:p><text:s text:c="3"/>1,047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851" calcext:value-type="float">
            <text:p><text:s text:c="3"/>85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614" calcext:value-type="float">
            <text:p><text:s text:c="3"/>614</text:p>
          </table:table-cell>
          <table:table-cell table:number-columns-repeated="2" table:style-name="ce36" office:value-type="float" office:value="563" calcext:value-type="float">
            <text:p><text:s text:c="3"/>56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446" calcext:value-type="float">
            <text:p><text:s text:c="3"/>18,446</text:p>
          </table:table-cell>
          <table:table-cell table:style-name="ce37" office:value-type="float" office:value="16967" calcext:value-type="float">
            <text:p><text:s text:c="3"/>16,967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284" calcext:value-type="float">
            <text:p><text:s text:c="3"/>284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1046" calcext:value-type="float">
            <text:p><text:s text:c="3"/>1,04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907" calcext:value-type="float">
            <text:p><text:s text:c="3"/>907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619" calcext:value-type="float">
            <text:p><text:s text:c="3"/>619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532" calcext:value-type="float">
            <text:p><text:s text:c="3"/>16,532</text:p>
          </table:table-cell>
          <table:table-cell table:style-name="ce37" office:value-type="float" office:value="16525" calcext:value-type="float">
            <text:p><text:s text:c="3"/>16,52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1013" calcext:value-type="float">
            <text:p><text:s text:c="3"/>1,013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605" calcext:value-type="float">
            <text:p><text:s text:c="3"/>605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number-columns-repeated="2" table:style-name="ce37" office:value-type="float" office:value="435" calcext:value-type="float">
            <text:p><text:s text:c="3"/>43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8633" calcext:value-type="float">
            <text:p><text:s text:c="3"/>8,633</text:p>
          </table:table-cell>
          <table:table-cell table:style-name="ce38" office:value-type="float" office:value="8627" calcext:value-type="float">
            <text:p><text:s text:c="3"/>8,62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05" calcext:value-type="float">
            <text:p><text:s text:c="3"/>8,505</text:p>
          </table:table-cell>
          <table:table-cell table:style-name="ce38" office:value-type="float" office:value="8499" calcext:value-type="float">
            <text:p><text:s text:c="3"/>8,4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28" calcext:value-type="float">
            <text:p><text:s text:c="3"/>1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16" calcext:value-type="float">
            <text:p><text:s text:c="3"/>9,316</text:p>
          </table:table-cell>
          <table:table-cell table:style-name="ce38" office:value-type="float" office:value="8334" calcext:value-type="float">
            <text:p><text:s text:c="3"/>8,334</text:p>
          </table:table-cell>
          <table:table-cell table:style-name="ce38" office:value-type="float" office:value="8333" calcext:value-type="float">
            <text:p><text:s text:c="3"/>8,3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75" calcext:value-type="float">
            <text:p><text:s text:c="3"/>675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027" calcext:value-type="float">
            <text:p><text:s text:c="3"/>8,027</text:p>
          </table:table-cell>
          <table:table-cell table:style-name="ce38" office:value-type="float" office:value="8026" calcext:value-type="float">
            <text:p><text:s text:c="3"/>8,02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number-columns-repeated="2" table:style-name="ce38" office:value-type="float" office:value="307" calcext:value-type="float">
            <text:p><text:s text:c="3"/>30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466" calcext:value-type="float">
            <text:p><text:s text:c="3"/>13,466</text:p>
          </table:table-cell>
          <table:table-cell table:style-name="ce37" office:value-type="float" office:value="12074" calcext:value-type="float">
            <text:p><text:s text:c="3"/>12,074</text:p>
          </table:table-cell>
          <table:table-cell table:style-name="ce37" office:value-type="float" office:value="12068" calcext:value-type="float">
            <text:p><text:s text:c="3"/>12,06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94" calcext:value-type="float">
            <text:p><text:s text:c="3"/>494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439" calcext:value-type="float">
            <text:p><text:s text:c="3"/>439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822" calcext:value-type="float">
            <text:p><text:s text:c="3"/>822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527" calcext:value-type="float">
            <text:p><text:s text:c="3"/>527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452" calcext:value-type="float">
            <text:p><text:s text:c="3"/>45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13068" calcext:value-type="float">
            <text:p><text:s text:c="3"/>13,068</text:p>
          </table:table-cell>
          <table:table-cell table:style-name="ce37" office:value-type="float" office:value="11714" calcext:value-type="float">
            <text:p><text:s text:c="3"/>11,714</text:p>
          </table:table-cell>
          <table:table-cell table:style-name="ce37" office:value-type="float" office:value="11708" calcext:value-type="float">
            <text:p><text:s text:c="3"/>11,70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426" calcext:value-type="float">
            <text:p><text:s text:c="3"/>426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802" calcext:value-type="float">
            <text:p><text:s text:c="3"/>802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41" calcext:value-type="float">
            <text:p><text:s text:c="3"/>441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number-columns-repeated="2" table:style-name="ce37" office:value-type="float" office:value="360" calcext:value-type="float">
            <text:p><text:s text:c="3"/>3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652" calcext:value-type="float">
            <text:p><text:s text:c="3"/>6,652</text:p>
          </table:table-cell>
          <table:table-cell table:style-name="ce38" office:value-type="float" office:value="6212" calcext:value-type="float">
            <text:p><text:s text:c="3"/>6,212</text:p>
          </table:table-cell>
          <table:table-cell table:style-name="ce38" office:value-type="float" office:value="6206" calcext:value-type="float">
            <text:p><text:s text:c="3"/>6,20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534" calcext:value-type="float">
            <text:p><text:s text:c="3"/>6,534</text:p>
          </table:table-cell>
          <table:table-cell table:style-name="ce38" office:value-type="float" office:value="6108" calcext:value-type="float">
            <text:p><text:s text:c="3"/>6,108</text:p>
          </table:table-cell>
          <table:table-cell table:style-name="ce38" office:value-type="float" office:value="6102" calcext:value-type="float">
            <text:p><text:s text:c="3"/>6,10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number-columns-repeated="2" table:style-name="ce38" office:value-type="float" office:value="104" calcext:value-type="float">
            <text:p><text:s text:c="3"/>1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814" calcext:value-type="float">
            <text:p><text:s text:c="3"/>6,814</text:p>
          </table:table-cell>
          <table:table-cell table:number-columns-repeated="2" table:style-name="ce38" office:value-type="float" office:value="5862" calcext:value-type="float">
            <text:p><text:s text:c="3"/>5,8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519" calcext:value-type="float">
            <text:p><text:s text:c="3"/>51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459" calcext:value-type="float">
            <text:p><text:s text:c="3"/>45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534" calcext:value-type="float">
            <text:p><text:s text:c="3"/>6,534</text:p>
          </table:table-cell>
          <table:table-cell table:number-columns-repeated="2" table:style-name="ce38" office:value-type="float" office:value="5606" calcext:value-type="float">
            <text:p><text:s text:c="3"/>5,6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number-columns-repeated="2" table:style-name="ce38" office:value-type="float" office:value="256" calcext:value-type="float">
            <text:p><text:s text:c="3"/>2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6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11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993" meta:object-count="0"/>
    <meta:generator>LibreOffice/24.2.7.2$Linux_X86_64 LibreOffice_project/420$Build-2</meta:generator>
  </office:meta>
</office:document-meta>
</file>